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ArialMT" svg:font-family="ArialMT"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au1" style:family="table">
      <style:table-properties style:width="15.981cm" fo:margin-left="-0.199cm" fo:margin-top="0cm" fo:margin-bottom="0cm" table:align="left" style:writing-mode="lr-tb"/>
    </style:style>
    <style:style style:name="Tableau1.A" style:family="table-column">
      <style:table-column-properties style:column-width="2.91cm"/>
    </style:style>
    <style:style style:name="Tableau1.B" style:family="table-column">
      <style:table-column-properties style:column-width="4.392cm"/>
    </style:style>
    <style:style style:name="Tableau1.C" style:family="table-column">
      <style:table-column-properties style:column-width="4.193cm"/>
    </style:style>
    <style:style style:name="Tableau1.D" style:family="table-column">
      <style:table-column-properties style:column-width="4.486cm"/>
    </style:style>
    <style:style style:name="Tableau1.1" style:family="table-row">
      <style:table-row-properties fo:keep-together="auto"/>
    </style:style>
    <style:style style:name="Tableau1.A1" style:family="table-cell">
      <style:table-cell-properties fo:background-color="#ffffff" fo:padding-left="0.173cm" fo:padding-right="0.191cm" fo:padding-top="0cm" fo:padding-bottom="0cm" fo:border="0.5pt solid #00000a">
        <style:background-image/>
      </style:table-cell-properties>
    </style:style>
    <style:style style:name="Tableau1.C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1.A4" style:family="table-cell">
      <style:table-cell-properties style:vertical-align="middle" fo:background-color="#ffffff" fo:padding-left="0.173cm" fo:padding-right="0.191cm" fo:padding-top="0cm" fo:padding-bottom="0cm" fo:border-left="0.5pt solid #00000a" fo:border-right="0.5pt solid #00000a" fo:border-top="none" fo:border-bottom="0.5pt solid #00000a">
        <style:background-image/>
      </style:table-cell-properties>
    </style:style>
    <style:style style:name="Tableau2" style:family="table">
      <style:table-properties style:width="13.471cm" fo:margin-left="1.231cm" fo:margin-top="0cm" fo:margin-bottom="0cm" table:align="left" style:writing-mode="lr-tb"/>
    </style:style>
    <style:style style:name="Tableau2.A" style:family="table-column">
      <style:table-column-properties style:column-width="2.514cm"/>
    </style:style>
    <style:style style:name="Tableau2.B" style:family="table-column">
      <style:table-column-properties style:column-width="6.376cm"/>
    </style:style>
    <style:style style:name="Tableau2.C" style:family="table-column">
      <style:table-column-properties style:column-width="4.581cm"/>
    </style:style>
    <style:style style:name="Tableau2.1" style:family="table-row">
      <style:table-row-properties fo:keep-together="auto"/>
    </style:style>
    <style:style style:name="Tableau2.A1" style:family="table-cell">
      <style:table-cell-properties fo:background-color="#ffffff" fo:padding-left="0.173cm" fo:padding-right="0.191cm" fo:padding-top="0cm" fo:padding-bottom="0cm" fo:border="0.5pt solid #00000a">
        <style:background-image/>
      </style:table-cell-properties>
    </style:style>
    <style:style style:name="Tableau2.B1" style:family="table-cell">
      <style:table-cell-properties fo:background-color="#ffffff" fo:padding-left="0.173cm" fo:padding-right="0.191cm" fo:padding-top="0cm" fo:padding-bottom="0cm" fo:border-left="0.5pt solid #00000a" fo:border-right="none" fo:border-top="0.5pt solid #00000a" fo:border-bottom="0.5pt solid #00000a">
        <style:background-image/>
      </style:table-cell-properties>
    </style:style>
    <style:style style:name="Tableau4" style:family="table">
      <style:table-properties style:width="15.979cm" fo:margin-left="0.014cm" fo:margin-top="0cm" fo:margin-bottom="0cm" table:align="left" style:writing-mode="lr-tb"/>
    </style:style>
    <style:style style:name="Tableau4.A" style:family="table-column">
      <style:table-column-properties style:column-width="5.186cm"/>
    </style:style>
    <style:style style:name="Tableau4.B" style:family="table-column">
      <style:table-column-properties style:column-width="2.302cm"/>
    </style:style>
    <style:style style:name="Tableau4.C" style:family="table-column">
      <style:table-column-properties style:column-width="2.699cm"/>
    </style:style>
    <style:style style:name="Tableau4.D" style:family="table-column">
      <style:table-column-properties style:column-width="2.91cm"/>
    </style:style>
    <style:style style:name="Tableau4.E" style:family="table-column">
      <style:table-column-properties style:column-width="2.882cm"/>
    </style:style>
    <style:style style:name="Tableau4.1" style:family="table-row">
      <style:table-row-properties fo:keep-together="auto"/>
    </style:style>
    <style:style style:name="Tableau4.A1" style:family="table-cell">
      <style:table-cell-properties fo:background-color="#ffffff" fo:padding-left="0.173cm" fo:padding-right="0.191cm" fo:padding-top="0cm" fo:padding-bottom="0cm" fo:border="0.5pt solid #00000a">
        <style:background-image/>
      </style:table-cell-properties>
    </style:style>
    <style:style style:name="Tableau4.B1" style:family="table-cell">
      <style:table-cell-properties style:vertical-align="middle" fo:background-color="#ffffff" fo:padding-left="0.173cm" fo:padding-right="0.191cm" fo:padding-top="0cm" fo:padding-bottom="0cm" fo:border="0.5pt solid #00000a">
        <style:background-image/>
      </style:table-cell-properties>
    </style:style>
    <style:style style:name="Tableau4.E9" style:family="table-cell" style:data-style-name="N10">
      <style:table-cell-properties fo:background-color="#ffffff" fo:padding-left="0.173cm" fo:padding-right="0.191cm" fo:padding-top="0cm" fo:padding-bottom="0cm" fo:border="0.5pt solid #00000a">
        <style:background-image/>
      </style:table-cell-properties>
    </style:style>
    <style:style style:name="Tableau5" style:family="table">
      <style:table-properties style:width="16.002cm" fo:margin-left="-0.026cm" fo:margin-top="0cm" fo:margin-bottom="0cm" table:align="left" style:writing-mode="lr-tb"/>
    </style:style>
    <style:style style:name="Tableau5.A" style:family="table-column">
      <style:table-column-properties style:column-width="3.706cm"/>
    </style:style>
    <style:style style:name="Tableau5.B" style:family="table-column">
      <style:table-column-properties style:column-width="1.692cm"/>
    </style:style>
    <style:style style:name="Tableau5.C" style:family="table-column">
      <style:table-column-properties style:column-width="1.508cm"/>
    </style:style>
    <style:style style:name="Tableau5.D" style:family="table-column">
      <style:table-column-properties style:column-width="2.143cm"/>
    </style:style>
    <style:style style:name="Tableau5.E" style:family="table-column">
      <style:table-column-properties style:column-width="1.561cm"/>
    </style:style>
    <style:style style:name="Tableau5.F" style:family="table-column">
      <style:table-column-properties style:column-width="1.296cm"/>
    </style:style>
    <style:style style:name="Tableau5.G" style:family="table-column">
      <style:table-column-properties style:column-width="3.096cm"/>
    </style:style>
    <style:style style:name="Tableau5.H" style:family="table-column">
      <style:table-column-properties style:column-width="1cm"/>
    </style:style>
    <style:style style:name="Tableau5.1" style:family="table-row">
      <style:table-row-properties style:min-row-height="1.588cm" fo:keep-together="auto"/>
    </style:style>
    <style:style style:name="Tableau5.A1" style:family="table-cell">
      <style:table-cell-properties style:vertical-align="bottom" fo:background-color="#ffffff" fo:padding="0.026cm" fo:border="none">
        <style:background-image/>
      </style:table-cell-properties>
    </style:style>
    <style:style style:name="Tableau5.2" style:family="table-row">
      <style:table-row-properties style:min-row-height="0.476cm" fo:keep-together="auto"/>
    </style:style>
    <style:style style:name="Tableau5.4" style:family="table-row">
      <style:table-row-properties style:min-row-height="0.529cm" fo:keep-together="auto"/>
    </style:style>
    <style:style style:name="P1" style:family="paragraph" style:parent-style-name="Standard">
      <style:paragraph-properties fo:line-height="115%" fo:text-align="justify" style:justify-single-word="false"/>
      <style:text-properties style:font-name="Liberation Serif" fo:font-size="11pt" fo:font-weight="bold" style:font-size-asian="11pt" style:font-weight-asian="bold" style:font-name-complex="Times New Roman1" style:font-size-complex="11pt" style:font-weight-complex="bold"/>
    </style:style>
    <style:style style:name="P2" style:family="paragraph" style:parent-style-name="Standard">
      <style:paragraph-properties fo:line-height="115%" fo:text-align="justify" style:justify-single-word="false"/>
      <style:text-properties style:font-name="Liberation Serif" style:font-name-complex="Times New Roman1"/>
    </style:style>
    <style:style style:name="P3" style:family="paragraph" style:parent-style-name="Standard">
      <style:paragraph-properties fo:line-height="115%" fo:text-align="justify" style:justify-single-word="false"/>
      <style:text-properties style:font-name="Liberation Serif" fo:font-size="13pt" fo:font-weight="bold" style:font-size-asian="13pt" style:font-weight-asian="bold" style:font-name-complex="Times New Roman1" style:font-size-complex="13pt"/>
    </style:style>
    <style:style style:name="P4" style:family="paragraph" style:parent-style-name="Standard">
      <style:paragraph-properties fo:line-height="115%" fo:text-align="justify" style:justify-single-word="false"/>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5" style:family="paragraph" style:parent-style-name="Standard">
      <style:paragraph-properties fo:margin-left="1.249cm" fo:margin-right="0cm" fo:line-height="115%" fo:text-align="justify" style:justify-single-word="false" fo:text-indent="0cm" style:auto-text-indent="false"/>
      <style:text-properties style:font-name="Liberation Serif" style:text-underline-style="solid" style:text-underline-width="auto" style:text-underline-color="font-color" fo:font-weight="normal" style:font-weight-asian="normal" style:font-name-complex="Times New Roman1" style:font-weight-complex="normal"/>
    </style:style>
    <style:style style:name="P6" style:family="paragraph" style:parent-style-name="Standard">
      <style:paragraph-properties fo:margin-top="0cm" fo:margin-bottom="0cm" loext:contextual-spacing="false" fo:line-height="115%" fo:text-align="justify" style:justify-single-word="false"/>
      <style:text-properties style:font-name="Liberation Serif" style:font-name-complex="Times New Roman1"/>
    </style:style>
    <style:style style:name="P7" style:family="paragraph" style:parent-style-name="Standard">
      <style:paragraph-properties fo:line-height="115%" fo:text-align="justify" style:justify-single-word="false"/>
      <style:text-properties style:font-name="Liberation Serif"/>
    </style:style>
    <style:style style:name="P8" style:family="paragraph" style:parent-style-name="No_20_Spacing">
      <style:paragraph-properties fo:line-height="115%" fo:text-align="justify" style:justify-single-word="false"/>
      <style:text-properties style:font-name="Liberation Serif"/>
    </style:style>
    <style:style style:name="P9" style:family="paragraph" style:parent-style-name="Header">
      <style:text-properties style:font-name="Liberation Serif" fo:font-size="11pt" style:font-size-asian="11pt" style:font-size-complex="11pt"/>
    </style:style>
    <style:style style:name="P10" style:family="paragraph" style:parent-style-name="Footer">
      <style:paragraph-properties fo:text-align="center" style:justify-single-word="false"/>
    </style:style>
    <style:style style:name="P11" style:family="paragraph" style:parent-style-name="Standard">
      <style:paragraph-properties fo:line-height="115%" fo:text-align="justify" style:justify-single-word="false"/>
      <style:text-properties style:font-name="Liberation Serif" fo:font-size="11pt" fo:font-weight="bold" style:font-size-asian="11pt" style:font-weight-asian="bold" style:font-name-complex="Times New Roman1" style:font-size-complex="11pt" style:font-weight-complex="bold"/>
    </style:style>
    <style:style style:name="P12" style:family="paragraph" style:parent-style-name="Standard">
      <style:paragraph-properties fo:text-align="justify" style:justify-single-word="false"/>
      <style:text-properties style:font-name="Liberation Serif" fo:font-size="11pt" style:font-size-asian="11pt" style:font-size-complex="11pt"/>
    </style:style>
    <style:style style:name="P13" style:family="paragraph" style:parent-style-name="Standard">
      <style:paragraph-properties fo:line-height="115%" fo:text-align="justify" style:justify-single-word="false"/>
      <style:text-properties style:font-name="Liberation Serif" style:font-name-complex="Times New Roman1"/>
    </style:style>
    <style:style style:name="P14" style:family="paragraph" style:parent-style-name="Standard">
      <style:paragraph-properties fo:line-height="115%" fo:text-align="justify" style:justify-single-word="false"/>
      <style:text-properties style:font-name="Liberation Serif" fo:font-size="13pt" fo:font-weight="bold" style:font-size-asian="13pt" style:font-weight-asian="bold" style:font-name-complex="Times New Roman1" style:font-size-complex="13pt"/>
    </style:style>
    <style:style style:name="P15" style:family="paragraph" style:parent-style-name="Standard">
      <style:paragraph-properties fo:line-height="115%" fo:text-align="justify" style:justify-single-word="false"/>
      <style:text-properties style:font-name="Liberation Serif" fo:font-size="13pt" style:font-size-asian="13pt" style:font-size-complex="13pt"/>
    </style:style>
    <style:style style:name="P16" style:family="paragraph" style:parent-style-name="Standard">
      <style:paragraph-properties fo:line-height="115%" fo:text-align="justify" style:justify-single-word="false"/>
      <style:text-properties style:font-name="Liberation Serif" fo:font-size="12pt" fo:font-style="italic" fo:font-weight="normal" style:font-size-asian="12pt" style:font-style-asian="italic" style:font-weight-asian="normal" style:font-name-complex="Times New Roman1" style:font-size-complex="12pt" style:font-style-complex="italic" style:font-weight-complex="normal"/>
    </style:style>
    <style:style style:name="P17" style:family="paragraph" style:parent-style-name="Standard">
      <style:paragraph-properties fo:line-height="115%" fo:text-align="justify" style:justify-single-word="false"/>
      <style:text-properties style:font-name="Liberation Serif"/>
    </style:style>
    <style:style style:name="P18" style:family="paragraph" style:parent-style-name="Standard">
      <style:paragraph-properties fo:line-height="115%" fo:text-align="center" style:justify-single-word="false"/>
      <style:text-properties style:font-name="Liberation Serif" fo:font-weight="bold" style:font-weight-asian="bold" style:font-name-complex="Times New Roman1"/>
    </style:style>
    <style:style style:name="P19" style:family="paragraph" style:parent-style-name="Standard">
      <style:paragraph-properties fo:text-align="center" style:justify-single-word="false"/>
      <style:text-properties style:font-name="Liberation Serif"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P20" style:family="paragraph" style:parent-style-name="Standard">
      <style:paragraph-properties fo:line-height="115%" fo:text-align="justify" style:justify-single-word="false"/>
      <style:text-properties style:font-name="Liberation Serif" fo:font-style="normal" style:font-style-asian="normal" style:font-name-complex="Times New Roman1" style:font-style-complex="normal"/>
    </style:style>
    <style:style style:name="P21" style:family="paragraph" style:parent-style-name="Standard">
      <style:paragraph-properties fo:text-align="justify" style:justify-single-word="false"/>
      <style:text-properties style:font-name="Liberation Serif" fo:font-weight="normal" style:font-weight-asian="normal" style:font-weight-complex="normal"/>
    </style:style>
    <style:style style:name="P22" style:family="paragraph" style:parent-style-name="Standard">
      <style:paragraph-properties fo:line-height="115%" fo:text-align="justify" style:justify-single-word="false"/>
      <style:text-properties style:font-name="Liberation Serif" fo:font-style="italic" style:font-style-asian="italic" style:font-name-complex="Times New Roman1"/>
    </style:style>
    <style:style style:name="P23" style:family="paragraph" style:parent-style-name="Standard">
      <style:paragraph-properties fo:line-height="115%" fo:text-align="justify" style:justify-single-word="false"/>
      <style:text-properties fo:color="#00000a" style:font-name="Liberation Serif" fo:font-size="13pt" fo:language="fr" fo:country="FR" fo:font-weight="bold" style:font-name-asian="Calibri1" style:font-size-asian="13pt" style:language-asian="en" style:country-asian="US" style:font-weight-asian="bold" style:font-name-complex="Times New Roman1" style:font-size-complex="13pt" style:language-complex="ar" style:country-complex="SA"/>
    </style:style>
    <style:style style:name="P24" style:family="paragraph" style:parent-style-name="Standard">
      <style:paragraph-properties fo:margin-left="1.249cm" fo:margin-right="0cm" fo:line-height="115%" fo:text-align="justify" style:justify-single-word="false" fo:text-indent="0cm" style:auto-text-indent="false"/>
      <style:text-properties style:font-name="Liberation Serif" style:text-underline-style="solid" style:text-underline-width="auto" style:text-underline-color="font-color" fo:font-weight="normal" style:font-weight-asian="normal" style:font-name-complex="Times New Roman1" style:font-weight-complex="normal"/>
    </style:style>
    <style:style style:name="P25" style:family="paragraph" style:parent-style-name="Standard">
      <style:paragraph-properties fo:margin-left="1.249cm" fo:margin-right="0cm" fo:line-height="115%" fo:text-align="justify" style:justify-single-word="false" fo:text-indent="0cm" style:auto-text-indent="false"/>
      <style:text-properties style:font-name="Liberation Serif" style:text-underline-style="solid" style:text-underline-width="auto" style:text-underline-color="font-color" fo:font-weight="normal" style:font-weight-asian="normal" style:font-weight-complex="normal"/>
    </style:style>
    <style:style style:name="P26" style:family="paragraph" style:parent-style-name="Standard">
      <style:paragraph-properties fo:margin-left="1.249cm" fo:margin-right="0cm" fo:line-height="115%" fo:text-align="justify" style:justify-single-word="false" fo:text-indent="0cm" style:auto-text-indent="false"/>
      <style:text-properties style:font-name="Liberation Serif" fo:font-style="normal" style:text-underline-style="solid" style:text-underline-width="auto" style:text-underline-color="font-color" style:font-style-asian="normal" style:font-name-complex="Times New Roman1" style:font-style-complex="normal"/>
    </style:style>
    <style:style style:name="P27" style:family="paragraph" style:parent-style-name="Standard">
      <style:paragraph-properties fo:margin-left="1.249cm" fo:margin-right="0cm" fo:line-height="115%" fo:text-align="justify" style:justify-single-word="false" fo:text-indent="0cm" style:auto-text-indent="false"/>
      <style:text-properties style:font-name="Liberation Serif"/>
    </style:style>
    <style:style style:name="P28" style:family="paragraph" style:parent-style-name="Standard">
      <style:paragraph-properties fo:margin-top="0cm" fo:margin-bottom="0cm" loext:contextual-spacing="false" fo:line-height="115%" fo:text-align="justify" style:justify-single-word="false"/>
      <style:text-properties style:font-name="Liberation Serif" style:font-name-complex="Times New Roman1"/>
    </style:style>
    <style:style style:name="P29" style:family="paragraph" style:parent-style-name="Standard">
      <style:paragraph-properties fo:margin-top="0cm" fo:margin-bottom="0cm" loext:contextual-spacing="false" fo:line-height="115%" fo:text-align="center" style:justify-single-word="false"/>
      <style:text-properties style:font-name="Liberation Serif" style:font-name-complex="Times New Roman1"/>
    </style:style>
    <style:style style:name="P30" style:family="paragraph" style:parent-style-name="Standard">
      <style:paragraph-properties fo:margin-top="0cm" fo:margin-bottom="0cm" loext:contextual-spacing="false" fo:line-height="100%"/>
      <style:text-properties style:font-name="Liberation Serif" style:font-name-complex="Times New Roman1"/>
    </style:style>
    <style:style style:name="P31" style:family="paragraph" style:parent-style-name="Standard">
      <style:paragraph-properties fo:margin-top="0cm" fo:margin-bottom="0cm" loext:contextual-spacing="false" fo:line-height="115%" fo:text-align="justify" style:justify-single-word="false"/>
      <style:text-properties style:font-name="Liberation Serif"/>
    </style:style>
    <style:style style:name="P32" style:family="paragraph" style:parent-style-name="Standard">
      <style:paragraph-properties fo:margin-top="0cm" fo:margin-bottom="0cm" loext:contextual-spacing="false" fo:line-height="100%"/>
      <style:text-properties style:font-name="Liberation Serif"/>
    </style:style>
    <style:style style:name="P33" style:family="paragraph" style:parent-style-name="Standard">
      <style:paragraph-properties fo:margin-top="0cm" fo:margin-bottom="0cm" loext:contextual-spacing="false" fo:line-height="100%" fo:text-align="center" style:justify-single-word="false"/>
      <style:text-properties style:font-name="Liberation Serif" fo:font-size="10pt" style:font-name-asian="Times New Roman1" style:font-size-asian="10pt" style:language-asian="fr" style:country-asian="FR" style:font-name-complex="Times New Roman1" style:font-size-complex="10pt"/>
    </style:style>
    <style:style style:name="P34" style:family="paragraph" style:parent-style-name="Standard">
      <style:paragraph-properties fo:margin-top="0cm" fo:margin-bottom="0cm" loext:contextual-spacing="false" fo:line-height="100%"/>
      <style:text-properties fo:color="#000000" style:font-name="Liberation Serif" fo:font-size="10pt" style:font-name-asian="Times New Roman1" style:font-size-asian="10pt" style:language-asian="fr" style:country-asian="FR" style:font-name-complex="Times New Roman1" style:font-size-complex="10pt"/>
    </style:style>
    <style:style style:name="P35" style:family="paragraph" style:parent-style-name="Standard">
      <style:paragraph-properties fo:margin-top="0cm" fo:margin-bottom="0cm" loext:contextual-spacing="false" fo:line-height="100%" fo:text-align="center" style:justify-single-word="false"/>
      <style:text-properties fo:color="#000000" style:font-name="Liberation Serif" fo:font-size="10pt" style:font-name-asian="Times New Roman1" style:font-size-asian="10pt" style:language-asian="fr" style:country-asian="FR" style:font-name-complex="Times New Roman1" style:font-size-complex="10pt"/>
    </style:style>
    <style:style style:name="P36" style:family="paragraph" style:parent-style-name="Standard">
      <style:paragraph-properties fo:margin-top="0cm" fo:margin-bottom="0cm" loext:contextual-spacing="false" fo:line-height="100%"/>
      <style:text-properties fo:color="#000000" style:font-name="Liberation Serif" fo:font-size="10pt" fo:font-weight="bold" style:font-name-asian="Times New Roman1" style:font-size-asian="10pt" style:language-asian="fr" style:country-asian="FR" style:font-weight-asian="bold" style:font-name-complex="Times New Roman1" style:font-size-complex="10pt" style:font-weight-complex="bold"/>
    </style:style>
    <style:style style:name="P37" style:family="paragraph" style:parent-style-name="Standard">
      <style:paragraph-properties fo:margin-top="0cm" fo:margin-bottom="0cm" loext:contextual-spacing="false" fo:line-height="100%" fo:text-align="center" style:justify-single-word="false"/>
      <style:text-properties fo:color="#000000" style:font-name="Liberation Serif" fo:font-size="10pt" fo:font-weight="bold" style:font-name-asian="Times New Roman1" style:font-size-asian="10pt" style:language-asian="fr" style:country-asian="FR" style:font-weight-asian="bold" style:font-name-complex="Times New Roman1" style:font-size-complex="10pt" style:font-weight-complex="bold"/>
    </style:style>
    <style:style style:name="P38" style:family="paragraph" style:parent-style-name="Standard">
      <style:paragraph-properties fo:margin-top="0cm" fo:margin-bottom="0cm" loext:contextual-spacing="false" fo:line-height="115%" fo:text-align="justify" style:justify-single-word="false" fo:break-before="page"/>
      <style:text-properties style:font-name="Liberation Serif" fo:font-size="14pt" fo:font-weight="bold" style:font-size-asian="14pt" style:font-weight-asian="bold"/>
    </style:style>
    <style:style style:name="P39" style:family="paragraph" style:parent-style-name="footnote_20_text">
      <style:paragraph-properties fo:margin-top="0cm" fo:margin-bottom="0cm" loext:contextual-spacing="false" fo:line-height="100%" fo:text-align="center" style:justify-single-word="false"/>
      <style:text-properties style:font-name="Liberation Serif" fo:font-size="10pt" style:font-size-asian="10pt" style:font-name-complex="Times New Roman1" style:font-size-complex="10pt"/>
    </style:style>
    <style:style style:name="P40" style:family="paragraph" style:parent-style-name="No_20_Spacing">
      <style:text-properties style:font-name="Liberation Serif"/>
    </style:style>
    <style:style style:name="P41" style:family="paragraph" style:parent-style-name="No_20_Spacing">
      <style:paragraph-properties fo:line-height="115%" fo:text-align="justify" style:justify-single-word="false"/>
      <style:text-properties style:font-name="Liberation Serif"/>
    </style:style>
    <style:style style:name="P42" style:family="paragraph" style:parent-style-name="No_20_Spacing">
      <style:paragraph-properties fo:text-align="center" style:justify-single-word="false"/>
      <style:text-properties style:font-name="Liberation Serif" fo:font-size="10pt" style:font-size-asian="10pt" style:font-name-complex="Times New Roman1" style:font-size-complex="10pt"/>
    </style:style>
    <style:style style:name="P43" style:family="paragraph" style:parent-style-name="No_20_Spacing">
      <style:paragraph-properties fo:text-align="center" style:justify-single-word="false"/>
      <style:text-properties style:font-name="Liberation Serif" fo:font-size="10pt" fo:font-weight="bold" style:font-size-asian="10pt" style:font-weight-asian="bold" style:font-name-complex="Times New Roman1" style:font-size-complex="10pt" style:font-weight-complex="bold"/>
    </style:style>
    <style:style style:name="P44" style:family="paragraph" style:parent-style-name="No_20_Spacing">
      <style:paragraph-properties fo:text-align="center" style:justify-single-word="false"/>
      <style:text-properties style:font-name="Liberation Serif"/>
    </style:style>
    <style:style style:name="P45" style:family="paragraph" style:parent-style-name="No_20_Spacing">
      <style:paragraph-properties fo:text-align="center" style:justify-single-word="false"/>
      <style:text-properties style:font-name="Liberation Serif" fo:font-weight="bold" style:font-weight-asian="bold" style:font-weight-complex="bold"/>
    </style:style>
    <style:style style:name="P46" style:family="paragraph" style:parent-style-name="Footnote">
      <style:text-properties style:font-name="Liberation Serif"/>
    </style:style>
    <style:style style:name="P47" style:family="paragraph" style:parent-style-name="Standard">
      <style:paragraph-properties fo:margin-top="0.499cm" fo:margin-bottom="0.379cm" loext:contextual-spacing="false" fo:line-height="115%" fo:text-align="justify" style:justify-single-word="false"/>
      <style:text-properties style:font-name="Liberation Serif" fo:font-size="13pt" fo:font-weight="bold" style:font-size-asian="13pt" style:font-weight-asian="bold" style:font-name-complex="Times New Roman1" style:font-size-complex="13pt"/>
    </style:style>
    <style:style style:name="P48" style:family="paragraph" style:parent-style-name="Footnote">
      <style:text-properties fo:color="#000000"/>
    </style:style>
    <style:style style:name="P49" style:family="paragraph" style:parent-style-name="No_20_Spacing">
      <style:paragraph-properties fo:text-align="center" style:justify-single-word="false"/>
      <style:text-properties fo:color="#000000" style:font-name="Liberation Serif" fo:font-size="10pt" style:font-size-asian="10pt" style:font-name-complex="Times New Roman1" style:font-size-complex="10pt"/>
    </style:style>
    <style:style style:name="P50" style:family="paragraph" style:parent-style-name="No_20_Spacing">
      <style:paragraph-properties fo:text-align="center" style:justify-single-word="false"/>
      <style:text-properties fo:color="#000000"/>
    </style:style>
    <style:style style:name="P51" style:family="paragraph" style:parent-style-name="Standard" style:master-page-name="Standard">
      <style:paragraph-properties fo:text-align="center" style:justify-single-word="false" style:page-number="auto"/>
      <style:text-properties fo:color="#808080" style:font-name="Liberation Serif" fo:font-size="14pt" style:text-underline-style="solid" style:text-underline-width="auto" style:text-underline-color="font-color" fo:font-weight="bold" style:font-size-asian="14pt" style:font-weight-asian="bold" style:font-size-complex="14pt" style:font-weight-complex="bold"/>
    </style:style>
    <style:style style:name="P52" style:family="paragraph" style:parent-style-name="Standard">
      <style:paragraph-properties fo:line-height="115%" fo:text-align="justify" style:justify-single-word="false"/>
      <style:text-properties style:font-name="Liberation Serif" fo:font-size="11pt" fo:font-weight="bold" style:font-size-asian="11pt" style:font-weight-asian="bold" style:font-name-complex="Times New Roman1" style:font-size-complex="11pt" style:font-weight-complex="bold"/>
    </style:style>
    <style:style style:name="P53" style:family="paragraph" style:parent-style-name="Standard">
      <style:paragraph-properties fo:line-height="115%" fo:text-align="justify" style:justify-single-word="false"/>
      <style:text-properties style:font-name="Liberation Serif" style:font-name-complex="Times New Roman1"/>
    </style:style>
    <style:style style:name="P54" style:family="paragraph" style:parent-style-name="Standard" style:list-style-name="L1">
      <style:paragraph-properties fo:line-height="115%" fo:text-align="justify" style:justify-single-word="false"/>
      <style:text-properties style:font-name="Liberation Serif" style:font-name-complex="Times New Roman1"/>
    </style:style>
    <style:style style:name="P55" style:family="paragraph" style:parent-style-name="Standard" style:list-style-name="L2">
      <style:paragraph-properties fo:line-height="115%" fo:text-align="justify" style:justify-single-word="false"/>
      <style:text-properties style:font-name="Liberation Serif" style:font-name-complex="Times New Roman1"/>
    </style:style>
    <style:style style:name="P56" style:family="paragraph" style:parent-style-name="Standard">
      <style:paragraph-properties fo:line-height="115%" fo:text-align="justify" style:justify-single-word="false"/>
      <style:text-properties style:font-name="Liberation Serif" fo:font-style="normal" style:font-style-asian="normal" style:font-name-complex="Times New Roman1" style:font-style-complex="normal"/>
    </style:style>
    <style:style style:name="P57" style:family="paragraph" style:parent-style-name="Standard">
      <style:paragraph-properties fo:text-align="justify" style:justify-single-word="false"/>
      <style:text-properties fo:color="#000000" style:font-name="Liberation Serif" fo:font-size="11pt" style:text-underline-style="none" officeooo:rsid="00181d84" officeooo:paragraph-rsid="000e0458" style:font-size-asian="11pt" style:font-size-complex="11pt"/>
    </style:style>
    <style:style style:name="P58" style:family="paragraph" style:parent-style-name="Standard">
      <style:paragraph-properties fo:line-height="115%" fo:text-align="justify" style:justify-single-word="false"/>
      <style:text-properties fo:color="#000000" style:font-name="Liberation Serif" style:font-name-complex="Times New Roman1"/>
    </style:style>
    <style:style style:name="T1" style:family="text">
      <style:text-properties style:font-name-complex="Times New Roman1"/>
    </style:style>
    <style:style style:name="T2" style:family="text">
      <style:text-properties style:font-name-complex="Times New Roman1"/>
    </style:style>
    <style:style style:name="T3" style:family="text">
      <style:text-properties fo:font-weight="normal" style:font-weight-asian="normal" style:font-name-complex="Times New Roman1" style:font-weight-complex="normal"/>
    </style:style>
    <style:style style:name="T4" style:family="text">
      <style:text-properties fo:font-weight="normal" officeooo:rsid="0032e238" style:font-weight-asian="normal" style:font-name-complex="Times New Roman1" style:font-weight-complex="normal"/>
    </style:style>
    <style:style style:name="T5" style:family="text">
      <style:text-properties fo:font-weight="bold" style:font-weight-asian="bold" style:font-name-complex="Times New Roman1"/>
    </style:style>
    <style:style style:name="T6" style:family="text">
      <style:text-properties style:text-position="sub 58%" style:font-name-complex="Times New Roman1"/>
    </style:style>
    <style:style style:name="T7" style:family="text">
      <style:text-properties style:text-position="sub 58%" fo:font-weight="normal" style:font-weight-asian="normal" style:font-name-complex="Times New Roman1" style:font-weight-complex="normal"/>
    </style:style>
    <style:style style:name="T8" style:family="text">
      <style:text-properties style:text-position="sub 58%" fo:font-size="10pt" style:font-size-asian="10pt" style:font-name-complex="Times New Roman1" style:font-size-complex="10pt"/>
    </style:style>
    <style:style style:name="T9" style:family="text">
      <style:text-properties style:font-name="Times New Roman" style:font-name-complex="Times New Roman1"/>
    </style:style>
    <style:style style:name="T10" style:family="text">
      <style:text-properties fo:color="#000000"/>
    </style:style>
    <style:style style:name="T11" style:family="text">
      <style:text-properties fo:color="#000000" fo:font-size="10pt" style:font-name-asian="Times New Roman1" style:font-size-asian="10pt" style:language-asian="fr" style:country-asian="FR" style:font-name-complex="Times New Roman1" style:font-size-complex="10pt"/>
    </style:style>
    <style:style style:name="T12" style:family="text">
      <style:text-properties fo:color="#000000" fo:font-size="10pt" style:font-size-asian="10pt" style:font-name-complex="Times New Roman1" style:font-size-complex="10pt"/>
    </style:style>
    <style:style style:name="T13" style:family="text">
      <style:text-properties fo:font-size="10pt" style:font-size-asian="10pt" style:font-size-complex="10pt"/>
    </style:style>
    <style:style style:name="T14" style:family="text">
      <style:text-properties fo:font-size="10pt" style:font-size-asian="10pt" style:font-name-complex="Times New Roman1" style:font-size-complex="10pt"/>
    </style:style>
    <style:style style:name="T15" style:family="text">
      <style:text-properties style:text-underline-style="solid" style:text-underline-width="auto" style:text-underline-color="font-color" style:font-name-complex="Times New Roman1"/>
    </style:style>
    <style:style style:name="T16" style:family="text">
      <style:text-properties style:font-name="Liberation Serif" style:font-name-complex="Times New Roman1"/>
    </style:style>
    <style:style style:name="T17" style:family="text">
      <style:text-properties style:font-name="Liberation Serif" fo:font-size="10pt" style:font-size-asian="10pt" style:font-name-complex="Times New Roman1" style:font-size-complex="10pt"/>
    </style:style>
    <style:style style:name="T18" style:family="text">
      <style:text-properties style:font-name="Liberation Serif" fo:font-size="10pt" style:font-name-asian="ArialMT" style:font-size-asian="10pt" style:font-name-complex="Times New Roman1" style:font-size-complex="10pt"/>
    </style:style>
    <style:style style:name="T19" style:family="text">
      <style:text-properties style:font-name-asian="ArialMT"/>
    </style:style>
    <style:style style:name="T20" style:family="text">
      <style:text-properties fo:color="#00000a" fo:font-size="11pt"/>
    </style:style>
    <style:style style:name="T21" style:family="text">
      <style:text-properties fo:font-style="normal" style:text-underline-style="solid" style:text-underline-width="auto" style:text-underline-color="font-color" style:font-style-asian="normal" style:font-name-complex="Times New Roman1" style:font-style-complex="normal"/>
    </style:style>
    <style:style style:name="T22" style:family="text">
      <style:text-properties fo:color="#ff0000"/>
    </style:style>
    <style:style style:name="T23" style:family="text">
      <style:text-properties fo:color="#ff0000" style:font-name="Liberation Serif" fo:font-size="10pt" style:font-size-asian="10pt" style:font-name-complex="Times New Roman1" style:font-size-complex="10pt"/>
    </style:style>
    <style:style style:name="T24" style:family="text">
      <style:text-properties fo:color="#ff0000" style:font-name-complex="Times New Roman1"/>
    </style:style>
    <style:style style:name="T25" style:family="text">
      <style:text-properties officeooo:rsid="0032e238"/>
    </style:style>
    <style:style style:name="T26" style:family="text">
      <style:text-properties officeooo:rsid="000edee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percentage-style style:name="N10">
      <number:number number:decimal-places="0" loext:min-decimal-places="0" number:min-integer-digits="1"/>
      <number:text>%</number:text>
    </number:percentage-style>
  </office:automatic-styles>
  <office:body>
    <office:text text:use-soft-page-breaks="true">
      <office:forms form:automatic-focus="false" form:apply-design-mode="false"/>
      <text:tracked-changes text:track-changes="false">
        <text:changed-region xml:id="ct245785896" text:id="ct245785896">
          <text:insertion>
            <office:change-info>
              <dc:creator>Auteur inconnu</dc:creator>
              <dc:date>2018-01-16T09:28:00</dc:date>
            </office:change-info>
          </text:insertion>
        </text:changed-region>
        <text:changed-region xml:id="ct245787336" text:id="ct245787336">
          <text:insertion>
            <office:change-info>
              <dc:creator>Auteur inconnu</dc:creator>
              <dc:date>2018-01-16T09:29:00</dc:date>
            </office:change-info>
          </text:insertion>
        </text:changed-region>
        <text:changed-region xml:id="ct245786976" text:id="ct245786976">
          <text:insertion>
            <office:change-info>
              <dc:creator>Auteur inconnu</dc:creator>
              <dc:date>2018-01-16T12:20:00</dc:date>
            </office:change-info>
          </text:insertion>
        </text:changed-region>
        <text:changed-region xml:id="ct245788296" text:id="ct245788296">
          <text:insertion>
            <office:change-info>
              <dc:creator>Auteur inconnu</dc:creator>
              <dc:date>2018-01-16T12:19:00</dc:date>
            </office:change-info>
          </text:insertion>
        </text:changed-region>
        <text:changed-region xml:id="ct245791416" text:id="ct245791416">
          <text:deletion>
            <office:change-info>
              <dc:creator>Auteur inconnu</dc:creator>
              <dc:date>2018-01-17T10:37:00</dc:date>
            </office:change-info>
            <text:p text:style-name="P1"/>
            <text:p text:style-name="P1"/>
          </text:deletion>
        </text:changed-region>
        <text:changed-region xml:id="ct245786016" text:id="ct245786016">
          <text:insertion>
            <office:change-info>
              <dc:creator>Auteur inconnu</dc:creator>
              <dc:date>2018-01-17T10:38:00</dc:date>
            </office:change-info>
          </text:insertion>
        </text:changed-region>
        <text:changed-region xml:id="ct245786136" text:id="ct245786136">
          <text:insertion>
            <office:change-info>
              <dc:creator>Auteur inconnu</dc:creator>
              <dc:date>2018-01-16T09:40:00</dc:date>
            </office:change-info>
          </text:insertion>
        </text:changed-region>
        <text:changed-region xml:id="ct245790936" text:id="ct245790936">
          <text:format-change>
            <office:change-info>
              <dc:creator>Auteur inconnu</dc:creator>
              <dc:date>2018-01-17T10:38:00</dc:date>
            </office:change-info>
          </text:format-change>
        </text:changed-region>
        <text:changed-region xml:id="ct245789496" text:id="ct245789496">
          <text:insertion>
            <office:change-info>
              <dc:creator>Auteur inconnu</dc:creator>
              <dc:date>2018-01-16T09:26:00</dc:date>
            </office:change-info>
          </text:insertion>
        </text:changed-region>
        <text:changed-region xml:id="ct245785656" text:id="ct245785656">
          <text:deletion>
            <office:change-info>
              <dc:creator>Auteur inconnu</dc:creator>
              <dc:date>2018-01-16T09:26:00</dc:date>
            </office:change-info>
            <text:p text:style-name="P2">s</text:p>
          </text:deletion>
        </text:changed-region>
        <text:changed-region xml:id="ct245793816" text:id="ct245793816">
          <text:insertion>
            <office:change-info>
              <dc:creator>Auteur inconnu</dc:creator>
              <dc:date>2018-01-16T09:28:00</dc:date>
            </office:change-info>
          </text:insertion>
        </text:changed-region>
        <text:changed-region xml:id="ct245795976" text:id="ct245795976">
          <text:deletion>
            <office:change-info>
              <dc:creator>Auteur inconnu</dc:creator>
              <dc:date>2018-01-17T10:33:00</dc:date>
            </office:change-info>
            <text:p text:style-name="P2"><office:annotation><dc:creator>Auteur inconnu</dc:creator><dc:date>2018-01-14T22:16:44</dc:date><text:p>Ok ais peut-êtr epourrait-on expliciter un peu plus le parti pris ; dire une ou deux phrases des variables exog-=ènes (population, taille des logements etc) et dire que le paquet est mis sur l’EE des logements</text:p><text:p/></office:annotation></text:p>
          </text:deletion>
        </text:changed-region>
        <text:changed-region xml:id="ct245789256" text:id="ct245789256">
          <text:deletion>
            <office:change-info>
              <dc:creator>Auteur inconnu</dc:creator>
              <dc:date>2018-01-16T09:30:00</dc:date>
            </office:change-info>
            <text:p text:style-name="P2"><text:s/></text:p>
          </text:deletion>
        </text:changed-region>
        <text:changed-region xml:id="ct245795856" text:id="ct245795856">
          <text:insertion>
            <office:change-info>
              <dc:creator>Auteur inconnu</dc:creator>
              <dc:date>2018-01-16T09:25:00</dc:date>
            </office:change-info>
          </text:insertion>
        </text:changed-region>
        <text:changed-region xml:id="ct245784696" text:id="ct245784696">
          <text:deletion>
            <office:change-info>
              <dc:creator>Auteur inconnu</dc:creator>
              <dc:date>2018-01-16T09:25:00</dc:date>
            </office:change-info>
            <text:p text:style-name="P2">5</text:p>
          </text:deletion>
        </text:changed-region>
        <text:changed-region xml:id="ct245788536" text:id="ct245788536">
          <text:insertion>
            <office:change-info>
              <dc:creator>Auteur inconnu</dc:creator>
              <dc:date>2018-01-16T09:25:00</dc:date>
            </office:change-info>
          </text:insertion>
        </text:changed-region>
        <text:changed-region xml:id="ct245793696" text:id="ct245793696">
          <text:deletion>
            <office:change-info>
              <dc:creator>Auteur inconnu</dc:creator>
              <dc:date>2018-01-16T09:25:00</dc:date>
            </office:change-info>
            <text:p text:style-name="P2">66</text:p>
          </text:deletion>
        </text:changed-region>
        <text:changed-region xml:id="ct245795136" text:id="ct245795136">
          <text:insertion>
            <office:change-info>
              <dc:creator>Auteur inconnu</dc:creator>
              <dc:date>2018-01-17T10:48:00</dc:date>
            </office:change-info>
          </text:insertion>
        </text:changed-region>
        <text:changed-region xml:id="ct245794776" text:id="ct245794776">
          <text:insertion>
            <office:change-info>
              <dc:creator>Auteur inconnu</dc:creator>
              <dc:date>2018-01-17T10:48:00</dc:date>
            </office:change-info>
          </text:insertion>
        </text:changed-region>
        <text:changed-region xml:id="ct245793936" text:id="ct245793936">
          <text:insertion>
            <office:change-info>
              <dc:creator>Auteur inconnu</dc:creator>
              <dc:date>2018-01-17T10:48:00</dc:date>
            </office:change-info>
          </text:insertion>
        </text:changed-region>
        <text:changed-region xml:id="ct245795256" text:id="ct245795256">
          <text:insertion>
            <office:change-info>
              <dc:creator>Auteur inconnu</dc:creator>
              <dc:date>2018-01-17T10:49:00</dc:date>
            </office:change-info>
          </text:insertion>
        </text:changed-region>
        <text:changed-region xml:id="ct245798256" text:id="ct245798256">
          <text:insertion>
            <office:change-info>
              <dc:creator>Auteur inconnu</dc:creator>
              <dc:date>2018-01-17T10:49:00</dc:date>
            </office:change-info>
          </text:insertion>
        </text:changed-region>
        <text:changed-region xml:id="ct245789976" text:id="ct245789976">
          <text:deletion>
            <office:change-info>
              <dc:creator>Auteur inconnu</dc:creator>
              <dc:date>2018-01-16T09:31:00</dc:date>
            </office:change-info>
            <text:p text:style-name="P2">Le </text:p>
          </text:deletion>
        </text:changed-region>
        <text:changed-region xml:id="ct245789856" text:id="ct245789856">
          <text:deletion>
            <office:change-info>
              <dc:creator>Auteur inconnu</dc:creator>
              <dc:date>2018-01-17T10:49:00</dc:date>
            </office:change-info>
            <text:p text:style-name="P2">mix énergétique</text:p>
          </text:deletion>
        </text:changed-region>
        <text:changed-region xml:id="ct245791296" text:id="ct245791296">
          <text:deletion>
            <office:change-info>
              <dc:creator>Auteur inconnu</dc:creator>
              <dc:date>2018-01-16T09:31:00</dc:date>
            </office:change-info>
            <text:p text:style-name="P2"><text:s/>envisagé en </text:p>
          </text:deletion>
        </text:changed-region>
        <text:changed-region xml:id="ct245794416" text:id="ct245794416">
          <text:deletion>
            <office:change-info>
              <dc:creator>Auteur inconnu</dc:creator>
              <dc:date>2018-01-17T10:49:00</dc:date>
            </office:change-info>
            <text:p text:style-name="P2">2050</text:p>
          </text:deletion>
        </text:changed-region>
        <text:changed-region xml:id="ct245791536" text:id="ct245791536">
          <text:deletion>
            <office:change-info>
              <dc:creator>Auteur inconnu</dc:creator>
              <dc:date>2018-01-16T09:31:00</dc:date>
            </office:change-info>
            <text:p text:style-name="P2"><text:s/>pour ce secteur dans une perspective de neutralité carbone est composé à</text:p>
          </text:deletion>
        </text:changed-region>
        <text:changed-region xml:id="ct245791896" text:id="ct245791896">
          <text:deletion>
            <office:change-info>
              <dc:creator>Auteur inconnu</dc:creator>
              <dc:date>2018-01-17T10:49:00</dc:date>
            </office:change-info>
            <text:p text:style-name="P2"><text:s/>5</text:p>
          </text:deletion>
        </text:changed-region>
        <text:changed-region xml:id="ct245790696" text:id="ct245790696">
          <text:deletion>
            <office:change-info>
              <dc:creator>Auteur inconnu</dc:creator>
              <dc:date>2018-01-16T09:35:00</dc:date>
            </office:change-info>
            <text:p text:style-name="P2">9</text:p>
          </text:deletion>
        </text:changed-region>
        <text:changed-region xml:id="ct245790216" text:id="ct245790216">
          <text:deletion>
            <office:change-info>
              <dc:creator>Auteur inconnu</dc:creator>
              <dc:date>2018-01-17T10:49:00</dc:date>
            </office:change-info>
            <text:p text:style-name="P2"><text:s/>% d’électricité, 1</text:p>
          </text:deletion>
        </text:changed-region>
        <text:changed-region xml:id="ct245788776" text:id="ct245788776">
          <text:deletion>
            <office:change-info>
              <dc:creator>Auteur inconnu</dc:creator>
              <dc:date>2018-01-16T09:36:00</dc:date>
            </office:change-info>
            <text:p text:style-name="P2">9</text:p>
          </text:deletion>
        </text:changed-region>
        <text:changed-region xml:id="ct245797896" text:id="ct245797896">
          <text:deletion>
            <office:change-info>
              <dc:creator>Auteur inconnu</dc:creator>
              <dc:date>2018-01-17T10:49:00</dc:date>
            </office:change-info>
            <text:p text:style-name="P2">% de réseaux de chaleur renouvelable, </text:p>
          </text:deletion>
        </text:changed-region>
        <text:changed-region xml:id="ct245794656" text:id="ct245794656">
          <text:deletion>
            <office:change-info>
              <dc:creator>Auteur inconnu</dc:creator>
              <dc:date>2018-01-16T09:36:00</dc:date>
            </office:change-info>
            <text:p text:style-name="P2">6</text:p>
          </text:deletion>
        </text:changed-region>
        <text:changed-region xml:id="ct245785296" text:id="ct245785296">
          <text:deletion>
            <office:change-info>
              <dc:creator>Auteur inconnu</dc:creator>
              <dc:date>2018-01-17T10:49:00</dc:date>
            </office:change-info>
            <text:p text:style-name="P2">% de biogaz, </text:p>
          </text:deletion>
        </text:changed-region>
        <text:changed-region xml:id="ct245785056" text:id="ct245785056">
          <text:deletion>
            <office:change-info>
              <dc:creator>Auteur inconnu</dc:creator>
              <dc:date>2018-01-16T09:36:00</dc:date>
            </office:change-info>
            <text:p text:style-name="P2">4</text:p>
          </text:deletion>
        </text:changed-region>
        <text:changed-region xml:id="ct245797176" text:id="ct245797176">
          <text:deletion>
            <office:change-info>
              <dc:creator>Auteur inconnu</dc:creator>
              <dc:date>2018-01-17T10:49:00</dc:date>
            </office:change-info>
            <text:p text:style-name="P2">% de biomasse et </text:p>
          </text:deletion>
        </text:changed-region>
        <text:changed-region xml:id="ct245797296" text:id="ct245797296">
          <text:deletion>
            <office:change-info>
              <dc:creator>Auteur inconnu</dc:creator>
              <dc:date>2018-01-16T09:36:00</dc:date>
            </office:change-info>
            <text:p text:style-name="P2">12</text:p>
          </text:deletion>
        </text:changed-region>
        <text:changed-region xml:id="ct245798016" text:id="ct245798016">
          <text:deletion>
            <office:change-info>
              <dc:creator>Auteur inconnu</dc:creator>
              <dc:date>2018-01-17T10:49:00</dc:date>
            </office:change-info>
            <text:p text:style-name="P2">% d</text:p>
          </text:deletion>
        </text:changed-region>
        <text:changed-region xml:id="ct245798136" text:id="ct245798136">
          <text:deletion>
            <office:change-info>
              <dc:creator>Auteur inconnu</dc:creator>
              <dc:date>2018-01-16T09:36:00</dc:date>
            </office:change-info>
            <text:p text:style-name="P2">e solaire et géothermie</text:p>
          </text:deletion>
        </text:changed-region>
        <text:changed-region xml:id="ct245790336" text:id="ct245790336">
          <text:deletion>
            <office:change-info>
              <dc:creator>Auteur inconnu</dc:creator>
              <dc:date>2018-01-17T10:47:00</dc:date>
            </office:change-info>
            <text:p text:style-name="P2"><office:annotation><dc:creator>Auteur inconnu</dc:creator><dc:date>2018-01-14T22:19:11</dc:date><text:p>Ici il y a encore tout un jeu d’hypothèses en plus.</text:p><text:p/></office:annotation></text:p>
          </text:deletion>
        </text:changed-region>
        <text:changed-region xml:id="ct245794056" text:id="ct245794056">
          <text:format-change>
            <office:change-info>
              <dc:creator>Auteur inconnu</dc:creator>
              <dc:date>2018-01-17T10:43:00</dc:date>
            </office:change-info>
          </text:format-change>
        </text:changed-region>
        <text:changed-region xml:id="ct245793576" text:id="ct245793576">
          <text:format-change>
            <office:change-info>
              <dc:creator>Auteur inconnu</dc:creator>
              <dc:date>2018-01-17T10:43:00</dc:date>
            </office:change-info>
          </text:format-change>
        </text:changed-region>
        <text:changed-region xml:id="ct245790456" text:id="ct245790456">
          <text:format-change>
            <office:change-info>
              <dc:creator>Auteur inconnu</dc:creator>
              <dc:date>2018-01-17T10:43:00</dc:date>
            </office:change-info>
          </text:format-change>
        </text:changed-region>
        <text:changed-region xml:id="ct245795616" text:id="ct245795616">
          <text:format-change>
            <office:change-info>
              <dc:creator>Auteur inconnu</dc:creator>
              <dc:date>2018-01-17T10:43:00</dc:date>
            </office:change-info>
          </text:format-change>
        </text:changed-region>
        <text:changed-region xml:id="ct245797656" text:id="ct245797656">
          <text:format-change>
            <office:change-info>
              <dc:creator>Auteur inconnu</dc:creator>
              <dc:date>2018-01-17T10:43:00</dc:date>
            </office:change-info>
          </text:format-change>
        </text:changed-region>
        <text:changed-region xml:id="ct245798376" text:id="ct245798376">
          <text:format-change>
            <office:change-info>
              <dc:creator>Auteur inconnu</dc:creator>
              <dc:date>2018-01-17T10:43:00</dc:date>
            </office:change-info>
          </text:format-change>
        </text:changed-region>
        <text:changed-region xml:id="ct245785416" text:id="ct245785416">
          <text:format-change>
            <office:change-info>
              <dc:creator>Auteur inconnu</dc:creator>
              <dc:date>2018-01-17T10:43:00</dc:date>
            </office:change-info>
          </text:format-change>
        </text:changed-region>
        <text:changed-region xml:id="ct245785776" text:id="ct245785776">
          <text:insertion>
            <office:change-info>
              <dc:creator>Auteur inconnu</dc:creator>
              <dc:date>2018-01-16T09:40:00</dc:date>
            </office:change-info>
          </text:insertion>
        </text:changed-region>
        <text:changed-region xml:id="ct245789736" text:id="ct245789736">
          <text:deletion>
            <office:change-info>
              <dc:creator>Auteur inconnu</dc:creator>
              <dc:date>2018-01-16T09:40:00</dc:date>
            </office:change-info>
            <text:p text:style-name="P3">2</text:p>
          </text:deletion>
        </text:changed-region>
        <text:changed-region xml:id="ct245789616" text:id="ct245789616">
          <text:format-change>
            <office:change-info>
              <dc:creator>Auteur inconnu</dc:creator>
              <dc:date>2018-01-16T09:40:00</dc:date>
            </office:change-info>
          </text:format-change>
        </text:changed-region>
        <text:changed-region xml:id="ct245796696" text:id="ct245796696">
          <text:insertion>
            <office:change-info>
              <dc:creator>Auteur inconnu</dc:creator>
              <dc:date>2018-01-16T09:40:00</dc:date>
            </office:change-info>
          </text:insertion>
        </text:changed-region>
        <text:changed-region xml:id="ct245797056" text:id="ct245797056">
          <text:insertion>
            <office:change-info>
              <dc:creator>Auteur inconnu</dc:creator>
              <dc:date>2018-01-16T09:40:00</dc:date>
            </office:change-info>
          </text:insertion>
        </text:changed-region>
        <text:changed-region xml:id="ct245787816" text:id="ct245787816">
          <text:deletion>
            <office:change-info>
              <dc:creator>Auteur inconnu</dc:creator>
              <dc:date>2018-01-17T10:43:00</dc:date>
            </office:change-info>
            <text:p text:style-name="P2">identifiés </text:p>
          </text:deletion>
        </text:changed-region>
        <text:changed-region xml:id="ct245796816" text:id="ct245796816">
          <text:format-change>
            <office:change-info>
              <dc:creator>Auteur inconnu</dc:creator>
              <dc:date>2018-01-16T10:49:00</dc:date>
            </office:change-info>
          </text:format-change>
        </text:changed-region>
        <text:changed-region xml:id="ct245787576" text:id="ct245787576">
          <text:insertion>
            <office:change-info>
              <dc:creator>Auteur inconnu</dc:creator>
              <dc:date>2018-01-17T10:38:00</dc:date>
            </office:change-info>
          </text:insertion>
        </text:changed-region>
        <text:changed-region xml:id="ct243307224" text:id="ct243307224">
          <text:deletion>
            <office:change-info>
              <dc:creator>Auteur inconnu</dc:creator>
              <dc:date>2018-01-16T10:04:00</dc:date>
            </office:change-info>
            <text:p text:style-name="P4">L’atteinte des objectifs du scénario AMS suppose un ensemble de mesures ciblant l’ensemble des logements (logement neufs/logements existants, maisons individuelles/immeubles collectifs, logements sociaux/propriétaires occupants/propriétaires bailleurs/locataires) et agissant sur tous les aspects impactant la performance énergétique pour pousser celle-ci à son maximum (optimisation des subventions, outils de financements, accompagnement des particuliers, formation des professionnels, comportement des occupants, optimisation du parcours de rénovation, etc.). </text:p>
          </text:deletion>
        </text:changed-region>
        <text:changed-region xml:id="ct243307464" text:id="ct243307464">
          <text:deletion>
            <office:change-info>
              <dc:creator>Auteur inconnu</dc:creator>
              <dc:date>2018-01-16T09:41:00</dc:date>
            </office:change-info>
            <text:p text:style-name="P4"/>
            <text:p text:style-name="P4"/>
          </text:deletion>
        </text:changed-region>
        <text:changed-region xml:id="ct243307344" text:id="ct243307344">
          <text:insertion>
            <office:change-info>
              <dc:creator>Auteur inconnu</dc:creator>
              <dc:date>2018-01-16T10:04:00</dc:date>
            </office:change-info>
          </text:insertion>
        </text:changed-region>
        <text:changed-region xml:id="ct243304344" text:id="ct243304344">
          <text:insertion>
            <office:change-info>
              <dc:creator>Auteur inconnu</dc:creator>
              <dc:date>2018-01-16T09:42:00</dc:date>
            </office:change-info>
          </text:insertion>
        </text:changed-region>
        <text:changed-region xml:id="ct243306504" text:id="ct243306504">
          <text:insertion>
            <office:change-info>
              <dc:creator>Auteur inconnu</dc:creator>
              <dc:date>2018-01-16T09:43:00</dc:date>
            </office:change-info>
          </text:insertion>
        </text:changed-region>
        <text:changed-region xml:id="ct243304104" text:id="ct243304104">
          <text:deletion>
            <office:change-info>
              <dc:creator>Auteur inconnu</dc:creator>
              <dc:date>2018-01-16T10:05:00</dc:date>
            </office:change-info>
            <text:p text:style-name="P2">Par ailleurs, la lutte contre la précarité énergétique constitue une priorité et fait l’objet de mesures ciblées.</text:p>
          </text:deletion>
        </text:changed-region>
        <text:changed-region xml:id="ct243304464" text:id="ct243304464">
          <text:insertion>
            <office:change-info>
              <dc:creator>Auteur inconnu</dc:creator>
              <dc:date>2018-01-17T10:50:00</dc:date>
            </office:change-info>
          </text:insertion>
        </text:changed-region>
        <text:changed-region xml:id="ct243303984" text:id="ct243303984">
          <text:deletion>
            <office:change-info>
              <dc:creator>Auteur inconnu</dc:creator>
              <dc:date>2018-01-17T10:50:00</dc:date>
            </office:change-info>
            <text:p text:style-name="P2">les c</text:p>
          </text:deletion>
        </text:changed-region>
        <text:changed-region xml:id="ct243304224" text:id="ct243304224">
          <text:insertion>
            <office:change-info>
              <dc:creator>Auteur inconnu</dc:creator>
              <dc:date>2018-01-17T10:50:00</dc:date>
            </office:change-info>
          </text:insertion>
        </text:changed-region>
        <text:changed-region xml:id="ct243309384" text:id="ct243309384">
          <text:deletion>
            <office:change-info>
              <dc:creator>Auteur inconnu</dc:creator>
              <dc:date>2018-01-17T10:50:00</dc:date>
            </office:change-info>
            <text:p text:style-name="P2">0</text:p>
          </text:deletion>
        </text:changed-region>
        <text:changed-region xml:id="ct243306024" text:id="ct243306024">
          <text:insertion>
            <office:change-info>
              <dc:creator>Auteur inconnu</dc:creator>
              <dc:date>2018-01-17T10:50:00</dc:date>
            </office:change-info>
          </text:insertion>
        </text:changed-region>
        <text:changed-region xml:id="ct243306144" text:id="ct243306144">
          <text:insertion>
            <office:change-info>
              <dc:creator>Auteur inconnu</dc:creator>
              <dc:date>2018-01-17T10:51:00</dc:date>
            </office:change-info>
          </text:insertion>
        </text:changed-region>
        <text:changed-region xml:id="ct243306264" text:id="ct243306264">
          <text:deletion>
            <office:change-info>
              <dc:creator>Auteur inconnu</dc:creator>
              <dc:date>2018-01-17T10:51:00</dc:date>
            </office:change-info>
            <text:p text:style-name="P2">impliquent une orientation très forte du mix des bâtiments vers l’électricité et les réseaux de chaleur.</text:p>
          </text:deletion>
        </text:changed-region>
        <text:changed-region xml:id="ct243306744" text:id="ct243306744">
          <text:deletion>
            <office:change-info>
              <dc:creator>Auteur inconnu</dc:creator>
              <dc:date>2018-01-17T10:51:00</dc:date>
            </office:change-info>
            <text:p text:style-name="P2"><office:annotation><dc:creator>Auteur inconnu</dc:creator><dc:date>2018-01-14T22:22:45</dc:date><text:p>c’est une hypothèse du scénario non ?</text:p><text:p/></office:annotation></text:p>
          </text:deletion>
        </text:changed-region>
        <text:changed-region xml:id="ct243306384" text:id="ct243306384">
          <text:deletion>
            <office:change-info>
              <dc:creator>Auteur inconnu</dc:creator>
              <dc:date>2018-01-17T10:37:00</dc:date>
            </office:change-info>
            <text:p text:style-name="P2"/>
            <text:p text:style-name="P2"/>
          </text:deletion>
        </text:changed-region>
        <text:changed-region xml:id="ct243306864" text:id="ct243306864">
          <text:format-change>
            <office:change-info>
              <dc:creator>Auteur inconnu</dc:creator>
              <dc:date>2018-01-16T10:49:00</dc:date>
            </office:change-info>
          </text:format-change>
        </text:changed-region>
        <text:changed-region xml:id="ct243306984" text:id="ct243306984">
          <text:insertion>
            <office:change-info>
              <dc:creator>Auteur inconnu</dc:creator>
              <dc:date>2018-01-16T09:44:00</dc:date>
            </office:change-info>
          </text:insertion>
        </text:changed-region>
        <text:changed-region xml:id="ct243307584" text:id="ct243307584">
          <text:deletion>
            <office:change-info>
              <dc:creator>Auteur inconnu</dc:creator>
              <dc:date>2018-01-16T09:44:00</dc:date>
            </office:change-info>
            <text:p text:style-name="P5">Normes de consommation énergétique pour les c</text:p>
          </text:deletion>
        </text:changed-region>
        <text:changed-region xml:id="ct243307104" text:id="ct243307104">
          <text:format-change>
            <office:change-info>
              <dc:creator>Auteur inconnu</dc:creator>
              <dc:date>2018-01-16T10:49:00</dc:date>
            </office:change-info>
          </text:format-change>
        </text:changed-region>
        <text:changed-region xml:id="ct243309264" text:id="ct243309264">
          <text:insertion>
            <office:change-info>
              <dc:creator>Auteur inconnu</dc:creator>
              <dc:date>2018-01-16T09:45:00</dc:date>
            </office:change-info>
          </text:insertion>
        </text:changed-region>
        <text:changed-region xml:id="ct243307824" text:id="ct243307824">
          <text:insertion>
            <office:change-info>
              <dc:creator>Auteur inconnu</dc:creator>
              <dc:date>2018-01-16T10:02:00</dc:date>
            </office:change-info>
          </text:insertion>
        </text:changed-region>
        <text:changed-region xml:id="ct243307704" text:id="ct243307704">
          <text:deletion>
            <office:change-info>
              <dc:creator>Auteur inconnu</dc:creator>
              <dc:date>2018-01-16T10:02:00</dc:date>
            </office:change-info>
            <text:p text:style-name="P2">L</text:p>
          </text:deletion>
        </text:changed-region>
        <text:changed-region xml:id="ct243310224" text:id="ct243310224">
          <text:insertion>
            <office:change-info>
              <dc:creator>Auteur inconnu</dc:creator>
              <dc:date>2018-01-16T10:02:00</dc:date>
            </office:change-info>
          </text:insertion>
        </text:changed-region>
        <text:changed-region xml:id="ct243305304" text:id="ct243305304">
          <text:deletion>
            <office:change-info>
              <dc:creator>Auteur inconnu</dc:creator>
              <dc:date>2018-01-16T10:04:00</dc:date>
            </office:change-info>
            <text:p text:style-name="P2"><text:s/>Ainsi, un immeuble collectif chauffé par effet joule doit avoir un niveau d’isolation bien supérieur à un immeuble chauffé au gaz pour être compatible avec la RT2012.</text:p>
          </text:deletion>
        </text:changed-region>
        <text:changed-region xml:id="ct243304704" text:id="ct243304704">
          <text:deletion>
            <office:change-info>
              <dc:creator>Auteur inconnu</dc:creator>
              <dc:date>2018-01-16T10:06:00</dc:date>
            </office:change-info>
            <text:p text:style-name="P2">Pour systématiser le recours à une isolation très performante du bâti neuf, plusieurs solutions sont envisageables : établir un seuil de consommation en énergie finale, ou conserver un seuil sur les 5 usages de la RT en énergie primaire et établir un sous-seuil pour le chauffage en énergie finale, ou encore fixer un niveau sur le besoin bioclimatique (Bbio) du bâtiment. </text:p>
          </text:deletion>
        </text:changed-region>
        <text:changed-region xml:id="ct243304584" text:id="ct243304584">
          <text:deletion>
            <office:change-info>
              <dc:creator>Auteur inconnu</dc:creator>
              <dc:date>2018-01-16T11:10:00</dc:date>
            </office:change-info>
            <text:p text:style-name="P2"/>
            <text:p text:style-name="P2"/>
          </text:deletion>
        </text:changed-region>
        <text:changed-region xml:id="ct243304824" text:id="ct243304824">
          <text:deletion>
            <office:change-info>
              <dc:creator>Auteur inconnu</dc:creator>
              <dc:date>2018-01-16T10:09:00</dc:date>
            </office:change-info>
            <text:p text:style-name="P2"><text:s/>diminuant progressivement de manière à atteindre 25 kWh/m² en 2040</text:p>
          </text:deletion>
        </text:changed-region>
        <text:changed-region xml:id="ct243304944" text:id="ct243304944">
          <text:insertion>
            <office:change-info>
              <dc:creator>Auteur inconnu</dc:creator>
              <dc:date>2018-01-16T10:03:00</dc:date>
            </office:change-info>
          </text:insertion>
        </text:changed-region>
        <text:changed-region xml:id="ct243305064" text:id="ct243305064">
          <text:deletion>
            <office:change-info>
              <dc:creator>Auteur inconnu</dc:creator>
              <dc:date>2018-01-16T10:03:00</dc:date>
            </office:change-info>
            <text:p text:style-name="P6">5</text:p>
          </text:deletion>
        </text:changed-region>
        <text:changed-region xml:id="ct243309144" text:id="ct243309144">
          <text:insertion>
            <office:change-info>
              <dc:creator>Auteur inconnu</dc:creator>
              <dc:date>2018-01-16T10:03:00</dc:date>
            </office:change-info>
          </text:insertion>
        </text:changed-region>
        <text:changed-region xml:id="ct243305904" text:id="ct243305904">
          <text:deletion>
            <office:change-info>
              <dc:creator>Auteur inconnu</dc:creator>
              <dc:date>2018-01-16T10:03:00</dc:date>
            </office:change-info>
            <text:p text:style-name="P6">30</text:p>
          </text:deletion>
        </text:changed-region>
        <text:changed-region xml:id="ct243310104" text:id="ct243310104">
          <text:insertion>
            <office:change-info>
              <dc:creator>Auteur inconnu</dc:creator>
              <dc:date>2018-01-16T10:03:00</dc:date>
            </office:change-info>
          </text:insertion>
        </text:changed-region>
        <text:changed-region xml:id="ct243309984" text:id="ct243309984">
          <text:deletion>
            <office:change-info>
              <dc:creator>Auteur inconnu</dc:creator>
              <dc:date>2018-01-16T10:03:00</dc:date>
            </office:change-info>
            <text:p text:style-name="P6">5</text:p>
          </text:deletion>
        </text:changed-region>
        <text:changed-region xml:id="ct243309864" text:id="ct243309864">
          <text:insertion>
            <office:change-info>
              <dc:creator>Auteur inconnu</dc:creator>
              <dc:date>2018-01-17T10:52:00</dc:date>
            </office:change-info>
          </text:insertion>
        </text:changed-region>
        <text:changed-region xml:id="ct243309744" text:id="ct243309744">
          <text:deletion>
            <office:change-info>
              <dc:creator>Auteur inconnu</dc:creator>
              <dc:date>2018-01-17T10:52:00</dc:date>
            </office:change-info>
            <text:p text:style-name="P2"/>
            <text:p text:style-name="P2"/>
          </text:deletion>
        </text:changed-region>
        <text:changed-region xml:id="ct243309624" text:id="ct243309624">
          <text:insertion>
            <office:change-info>
              <dc:creator>Auteur inconnu</dc:creator>
              <dc:date>2018-01-16T10:12:00</dc:date>
            </office:change-info>
          </text:insertion>
        </text:changed-region>
        <text:changed-region xml:id="ct243309504" text:id="ct243309504">
          <text:insertion>
            <office:change-info>
              <dc:creator>Auteur inconnu</dc:creator>
              <dc:date>2018-01-16T10:11:00</dc:date>
            </office:change-info>
          </text:insertion>
        </text:changed-region>
        <text:changed-region xml:id="ct243305664" text:id="ct243305664">
          <text:insertion>
            <office:change-info>
              <dc:creator>Auteur inconnu</dc:creator>
              <dc:date>2018-01-16T10:12:00</dc:date>
            </office:change-info>
          </text:insertion>
        </text:changed-region>
        <text:changed-region xml:id="ct243305784" text:id="ct243305784">
          <text:insertion>
            <office:change-info>
              <dc:creator>Auteur inconnu</dc:creator>
              <dc:date>2018-01-16T10:13:00</dc:date>
            </office:change-info>
          </text:insertion>
        </text:changed-region>
        <text:changed-region xml:id="ct243305184" text:id="ct243305184">
          <text:insertion>
            <office:change-info>
              <dc:creator>Auteur inconnu</dc:creator>
              <dc:date>2018-01-16T10:14:00</dc:date>
            </office:change-info>
          </text:insertion>
        </text:changed-region>
        <text:changed-region xml:id="ct243311664" text:id="ct243311664">
          <text:deletion>
            <office:change-info>
              <dc:creator>Auteur inconnu</dc:creator>
              <dc:date>2018-01-16T10:13:00</dc:date>
            </office:change-info>
            <text:p text:style-name="P2">l</text:p>
          </text:deletion>
        </text:changed-region>
        <text:changed-region xml:id="ct243311424" text:id="ct243311424">
          <text:insertion>
            <office:change-info>
              <dc:creator>Auteur inconnu</dc:creator>
              <dc:date>2018-01-16T10:13:00</dc:date>
            </office:change-info>
          </text:insertion>
        </text:changed-region>
        <text:changed-region xml:id="ct243305544" text:id="ct243305544">
          <text:insertion>
            <office:change-info>
              <dc:creator>Auteur inconnu</dc:creator>
              <dc:date>2018-01-16T10:14:00</dc:date>
            </office:change-info>
          </text:insertion>
        </text:changed-region>
        <text:changed-region xml:id="ct243310464" text:id="ct243310464">
          <text:deletion>
            <office:change-info>
              <dc:creator>Auteur inconnu</dc:creator>
              <dc:date>2018-01-16T10:13:00</dc:date>
            </office:change-info>
            <text:p text:style-name="P7"><field:fieldmark-start text:name="__Fieldmark__10629_606253168" field:type=""/><text:span text:style-name="T1">a disponibilité très limitée du biogaz pour le bâtiment implique de limiter fortement celui-ci de la construction neuve,</text:span><text:span text:style-name="T1"><office:annotation><dc:creator>Auteur inconnu</dc:creator><dc:date>2018-01-14T22:43:50</dc:date><text:p>Idem. Présenter cela comme une hypothèse de l’AMS2018</text:p><text:p/></office:annotation></text:span><text:span text:style-name="T1"> où il existe d’autres solutions décarbonées performantes, pour le réserver à d’autres usages. Ceci implique un changement majeur de paradigme : le gaz est aujourd’hui l’énergie de chauffage d’environ 70% des immeubles collectifs neufs et 35% des maisons indivi</text:span><field:fieldmark-end/><text:span text:style-name="T1">duelles neuves construits selon la RT2012 (cf. tableau ci-dessous). </text:span></text:p>
          </text:deletion>
        </text:changed-region>
        <text:changed-region xml:id="ct243310704" text:id="ct243310704">
          <text:deletion>
            <office:change-info>
              <dc:creator>Auteur inconnu</dc:creator>
              <dc:date>2018-01-17T10:36:00</dc:date>
            </office:change-info>
            <text:p text:style-name="P2"/>
            <text:p text:style-name="P2"/>
          </text:deletion>
        </text:changed-region>
        <text:changed-region xml:id="ct243310824" text:id="ct243310824">
          <text:format-change>
            <office:change-info>
              <dc:creator>Auteur inconnu</dc:creator>
              <dc:date>2018-01-16T10:50:00</dc:date>
            </office:change-info>
          </text:format-change>
        </text:changed-region>
        <text:changed-region xml:id="ct243310944" text:id="ct243310944">
          <text:insertion>
            <office:change-info>
              <dc:creator>Auteur inconnu</dc:creator>
              <dc:date>2018-01-16T10:15:00</dc:date>
            </office:change-info>
          </text:insertion>
        </text:changed-region>
        <text:changed-region xml:id="ct243311064" text:id="ct243311064">
          <text:deletion>
            <office:change-info>
              <dc:creator>Auteur inconnu</dc:creator>
              <dc:date>2018-01-17T10:38:00</dc:date>
            </office:change-info>
            <text:p text:style-name="P2"/>
            <text:p text:style-name="P2"/>
          </text:deletion>
        </text:changed-region>
        <text:changed-region xml:id="ct243311304" text:id="ct243311304">
          <text:deletion>
            <office:change-info>
              <dc:creator>Auteur inconnu</dc:creator>
              <dc:date>2018-01-17T10:41:00</dc:date>
            </office:change-info>
            <text:p text:style-name="P2"><office:annotation><dc:creator>Auteur inconnu</dc:creator><dc:date>2018-01-14T22:47:26</dc:date><text:p>Obligation de rénovation à la vente ? </text:p><text:p/><text:p>Me semble un peu long</text:p><text:p/><text:p>QD : Je vous laisse raccourcir ce paragraphe si nécessaire. On peut simplement renvoyer au tableau en citant le bonus/malus.</text:p></office:annotation></text:p>
          </text:deletion>
        </text:changed-region>
        <text:changed-region xml:id="ct243311184" text:id="ct243311184">
          <text:deletion>
            <office:change-info>
              <dc:creator>Auteur inconnu</dc:creator>
              <dc:date>2018-01-17T10:36:00</dc:date>
            </office:change-info>
            <text:p text:style-name="P2"/>
            <text:p text:style-name="P8"/>
            <text:p text:style-name="P2"/>
          </text:deletion>
        </text:changed-region>
        <text:changed-region xml:id="ct243311544" text:id="ct243311544">
          <text:format-change>
            <office:change-info>
              <dc:creator>Auteur inconnu</dc:creator>
              <dc:date>2018-01-16T10:50:00</dc:date>
            </office:change-info>
          </text:format-change>
        </text:changed-region>
        <text:changed-region xml:id="ct243306624" text:id="ct243306624">
          <text:insertion>
            <office:change-info>
              <dc:creator>Auteur inconnu</dc:creator>
              <dc:date>2018-01-16T10:22:00</dc:date>
            </office:change-info>
          </text:insertion>
        </text:changed-region>
        <text:changed-region xml:id="ct243310344" text:id="ct243310344">
          <text:deletion>
            <office:change-info>
              <dc:creator>Auteur inconnu</dc:creator>
              <dc:date>2018-01-16T10:22:00</dc:date>
            </office:change-info>
            <text:p text:style-name="P2">Les</text:p>
          </text:deletion>
        </text:changed-region>
        <text:changed-region xml:id="ct243312024" text:id="ct243312024">
          <text:insertion>
            <office:change-info>
              <dc:creator>Auteur inconnu</dc:creator>
              <dc:date>2018-01-16T10:22:00</dc:date>
            </office:change-info>
          </text:insertion>
        </text:changed-region>
        <text:changed-region xml:id="ct243311904" text:id="ct243311904">
          <text:deletion>
            <office:change-info>
              <dc:creator>Auteur inconnu</dc:creator>
              <dc:date>2018-01-16T10:23:00</dc:date>
            </office:change-info>
            <text:p text:style-name="P2">bio</text:p>
          </text:deletion>
        </text:changed-region>
        <text:changed-region xml:id="ct243311784" text:id="ct243311784">
          <text:insertion>
            <office:change-info>
              <dc:creator>Auteur inconnu</dc:creator>
              <dc:date>2018-01-16T10:23:00</dc:date>
            </office:change-info>
          </text:insertion>
        </text:changed-region>
        <text:changed-region xml:id="ct243305424" text:id="ct243305424">
          <text:insertion>
            <office:change-info>
              <dc:creator>Auteur inconnu</dc:creator>
              <dc:date>2018-01-16T10:23:00</dc:date>
            </office:change-info>
          </text:insertion>
        </text:changed-region>
        <text:changed-region xml:id="ct355756216" text:id="ct355756216">
          <text:deletion>
            <office:change-info>
              <dc:creator>Auteur inconnu</dc:creator>
              <dc:date>2018-01-16T10:23:00</dc:date>
            </office:change-info>
            <text:p text:style-name="P2"><text:s/>pour le bâtiment impliquent </text:p>
          </text:deletion>
        </text:changed-region>
        <text:changed-region xml:id="ct355756336" text:id="ct355756336">
          <text:insertion>
            <office:change-info>
              <dc:creator>Auteur inconnu</dc:creator>
              <dc:date>2018-01-16T10:23:00</dc:date>
            </office:change-info>
          </text:insertion>
        </text:changed-region>
        <text:changed-region xml:id="ct355756456" text:id="ct355756456">
          <text:insertion>
            <office:change-info>
              <dc:creator>Auteur inconnu</dc:creator>
              <dc:date>2018-01-16T10:23:00</dc:date>
            </office:change-info>
          </text:insertion>
        </text:changed-region>
        <text:changed-region xml:id="ct355756576" text:id="ct355756576">
          <text:deletion>
            <office:change-info>
              <dc:creator>Auteur inconnu</dc:creator>
              <dc:date>2018-01-16T10:23:00</dc:date>
            </office:change-info>
            <text:p text:style-name="P2">t l’</text:p>
          </text:deletion>
        </text:changed-region>
        <text:changed-region xml:id="ct355756696" text:id="ct355756696">
          <text:deletion>
            <office:change-info>
              <dc:creator>Auteur inconnu</dc:creator>
              <dc:date>2018-01-17T10:41:00</dc:date>
            </office:change-info>
            <text:p text:style-name="P2"><office:annotation><dc:creator>Auteur inconnu</dc:creator><dc:date>2018-01-14T22:48:08</dc:date><text:p>Idem présenter cela comme une hypothèse.</text:p><text:p/></office:annotation></text:p>
          </text:deletion>
        </text:changed-region>
        <text:changed-region xml:id="ct355756816" text:id="ct355756816">
          <text:deletion>
            <office:change-info>
              <dc:creator>Auteur inconnu</dc:creator>
              <dc:date>2018-01-16T10:25:00</dc:date>
            </office:change-info>
            <text:p text:style-name="P2"><text:s/>ainsi que les chauffe-eau thermodynamiques (qui permettent de réduire de moitié la consommation par rapport à des chauffe-eau à effet joule) et les chauffe-eau solaires individuels ;</text:p>
          </text:deletion>
        </text:changed-region>
        <text:changed-region xml:id="ct355756936" text:id="ct355756936">
          <text:insertion>
            <office:change-info>
              <dc:creator>Auteur inconnu</dc:creator>
              <dc:date>2018-01-16T10:25:00</dc:date>
            </office:change-info>
          </text:insertion>
        </text:changed-region>
        <text:changed-region xml:id="ct355757176" text:id="ct355757176">
          <text:insertion>
            <office:change-info>
              <dc:creator>Auteur inconnu</dc:creator>
              <dc:date>2018-01-16T10:24:00</dc:date>
            </office:change-info>
          </text:insertion>
        </text:changed-region>
        <text:changed-region xml:id="ct355732216" text:id="ct355732216">
          <text:insertion>
            <office:change-info>
              <dc:creator>Auteur inconnu</dc:creator>
              <dc:date>2018-01-17T10:46:00</dc:date>
            </office:change-info>
          </text:insertion>
        </text:changed-region>
        <text:changed-region xml:id="ct355744816" text:id="ct355744816">
          <text:deletion>
            <office:change-info>
              <dc:creator>Auteur inconnu</dc:creator>
              <dc:date>2018-01-17T10:46:00</dc:date>
            </office:change-info>
            <text:p text:style-name="P2">Ceci permet d’inclure dans ce parcours un changement de système compatible avec la neutralité carbone. </text:p>
          </text:deletion>
        </text:changed-region>
        <text:changed-region xml:id="ct355743376" text:id="ct355743376">
          <text:deletion>
            <office:change-info>
              <dc:creator>Auteur inconnu</dc:creator>
              <dc:date>2018-01-17T10:36:00</dc:date>
            </office:change-info>
            <text:p text:style-name="P2"/>
            <text:p text:style-name="P2"/>
          </text:deletion>
        </text:changed-region>
        <text:changed-region xml:id="ct355744696" text:id="ct355744696">
          <text:format-change>
            <office:change-info>
              <dc:creator>Auteur inconnu</dc:creator>
              <dc:date>2018-01-16T10:50:00</dc:date>
            </office:change-info>
          </text:format-change>
        </text:changed-region>
        <text:changed-region xml:id="ct355744576" text:id="ct355744576">
          <text:insertion>
            <office:change-info>
              <dc:creator>Auteur inconnu</dc:creator>
              <dc:date>2018-01-16T10:26:00</dc:date>
            </office:change-info>
          </text:insertion>
        </text:changed-region>
        <text:changed-region xml:id="ct355757416" text:id="ct355757416">
          <text:insertion>
            <office:change-info>
              <dc:creator>Auteur inconnu</dc:creator>
              <dc:date>2018-01-16T10:26:00</dc:date>
            </office:change-info>
          </text:insertion>
        </text:changed-region>
        <text:changed-region xml:id="ct355757536" text:id="ct355757536">
          <text:insertion>
            <office:change-info>
              <dc:creator>Auteur inconnu</dc:creator>
              <dc:date>2018-01-16T10:26:00</dc:date>
            </office:change-info>
          </text:insertion>
        </text:changed-region>
        <text:changed-region xml:id="ct355757656" text:id="ct355757656">
          <text:format-change>
            <office:change-info>
              <dc:creator>Auteur inconnu</dc:creator>
              <dc:date>2018-01-16T10:50:00</dc:date>
            </office:change-info>
          </text:format-change>
        </text:changed-region>
        <text:changed-region xml:id="ct355757776" text:id="ct355757776">
          <text:format-change>
            <office:change-info>
              <dc:creator>Auteur inconnu</dc:creator>
              <dc:date>2018-01-16T10:50:00</dc:date>
            </office:change-info>
          </text:format-change>
        </text:changed-region>
        <text:changed-region xml:id="ct355757896" text:id="ct355757896">
          <text:insertion>
            <office:change-info>
              <dc:creator>Auteur inconnu</dc:creator>
              <dc:date>2018-01-16T10:44:00</dc:date>
            </office:change-info>
          </text:insertion>
        </text:changed-region>
        <text:changed-region xml:id="ct355758016" text:id="ct355758016">
          <text:insertion>
            <office:change-info>
              <dc:creator>Auteur inconnu</dc:creator>
              <dc:date>2018-01-16T10:45:00</dc:date>
            </office:change-info>
          </text:insertion>
        </text:changed-region>
        <text:changed-region xml:id="ct355758136" text:id="ct355758136">
          <text:insertion>
            <office:change-info>
              <dc:creator>Auteur inconnu</dc:creator>
              <dc:date>2018-01-16T10:46:00</dc:date>
            </office:change-info>
          </text:insertion>
        </text:changed-region>
        <text:changed-region xml:id="ct355733416" text:id="ct355733416">
          <text:insertion>
            <office:change-info>
              <dc:creator>Auteur inconnu</dc:creator>
              <dc:date>2018-01-16T10:4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Scénario AMS2018 – Fiche n°3</text:p>
      <text:p text:style-name="P19">Résidentiel et Tertiaire</text:p>
      <text:p text:style-name="P21"/>
      <text:p text:style-name="P12">Le scénario avec mesures supplémentaires (AMS) 2018 sert de brique de base à la révision de la Stratégie Nationale Bas Carbone (SNBC). Il doit aboutir à une trajectoire réaliste afin d’atteindre les objectifs climatiques que le pays s’est fixés en termes d’émissions de gaz à effet de serre (GES) et de consommation d’énergie. En particulier, l’objectif de la neutralité carbone vers le milieu du siècle fixé par le Plan climat impose de nombreuses orientations structurelles. Ainsi la construction de l’AMS 2018 repose sur un double raisonnement :</text:p>
      <text:p text:style-name="P57">- <text:span text:style-name="T25">la construction d’une image de la neutralité carbone physique et des conséquences sur les systèmes énergétiques et sectoriels à l’horizon 2050 (première partie de la fiche); </text:span></text:p>
      <text:p text:style-name="P57"><text:span text:style-name="T3">- </text:span><text:span text:style-name="T4">l’élaboration de scénarios sectoriels définissant les actions à initier et qui devront conduire via la modélisation à la construction d’une trajectoire d’émissions compatibles avec les objectifs de politique énergétique et climatique. Il s’agit de présenter dans la seconde partie de la fiche les grandes orientations et hypothèses qui serviront à cette modélisation. Un premier exercice complet de modélisation étant prévu entre mars et juin, les résultats concernant la trajectoire d’émissions ne sont pas encore disponibles.</text:span></text:p>
      <text:p text:style-name="P1"><text:change-start text:change-id="ct245786976"/>Cette<text:change-end text:change-id="ct245786976"/><text:change-start text:change-id="ct245788296"/> fiche présente les principales hypothèses envisagées à ce stade dans le cadre du scénario AMS 2018 dans le secteur des bâtiments ainsi que les principales mesures associées.</text:p>
      <text:p text:style-name="P12">NB 1 : le périmètre du travail préparatoire à la fiche concerne la métropole uniquement. Le travail sur les départements et collectivités d’outre-mer (DOM/COM) suivra.</text:p>
      <text:p text:style-name="P1">NB 2 : les chiffres affichés dans la présente fiche sont susceptibles d’être retouchés suites aux différentes discussions qui vont avoir lieu puis lors des phases de modélisations. L’objectif est ici de disposer des ordres de grandeur en jeu qui peuvent éclairer certains points de discussion.<text:change-end text:change-id="ct245788296"/><text:change text:change-id="ct245791416"/></text:p>
      <text:p text:style-name="P47">1. Descriptif de l'objectif du secteur bâtiment </text:p>
      <text:p text:style-name="P2">Le scénario AMS doit également permettre d’atteindre les objectifs suivants :</text:p>
      <text:p text:style-name="P2">- disposer d’un parc rénové dans sa totalité au niveau bâtiment basse consommation (BBC) en 2050 (objectif fixé dans la LTECV)</text:p>
      <text:p text:style-name="P2">- faire disparaître les passoires énergétiques d’ici à 2025 (objectif fixé par le plan climat)<text:change-start text:change-id="ct245786016"/>.<text:change-end text:change-id="ct245786016"/></text:p>
      <text:p text:style-name="P23"><text:change-start text:change-id="ct245786136"/>2. <text:change-end text:change-id="ct245786136"/><text:change-start text:change-id="ct245790936"/>Grandes orientations du secteur pour la construction de la neutralité <text:change-end text:change-id="ct245790936"/>carbone</text:p>
      <text:p text:style-name="P7"><text:span text:style-name="T3">Le résidentiel/tertiaire a émis à hauteur de 87MtCO</text:span><text:span text:style-name="T7">2</text:span><text:span text:style-name="T3">e en 2015, soit 19% des émissions nationales. La SNBC 1 fixe le 3ème budget carbone (2024-2028) pour ce secteur à 46MtCO</text:span><text:span text:style-name="T7">2</text:span><text:span text:style-name="T3">e (soit une réduction de 48% des émissions par rapport à 2015), et la cible pour 2050 est une réduction de 84% par rapport à 2015. Le mix de 2015 pour le résidentiel/tertiaire est constitué à 39% d’électricité, 31% de gaz, 15% de produits pétroliers, 15% d’EnR thermiques. </text:span></text:p>
      <text:p text:style-name="P7"><text:soft-page-break/><text:span text:style-name="T1">L’objectif de neutralité carbone fixé dans le plan climat implique pour le secteur du bâtiment de ne plus émettre de gaz à effet de serre à l’horizon 2050 (cf. Fiche n°1 </text:span><text:change-start text:change-id="ct245789496"/><text:span text:style-name="T1">- S</text:span><text:change-end text:change-id="ct245789496"/><text:change text:change-id="ct245785656"/><text:span text:style-name="T1">ynthèse). Le scénario AMS doit donc permettre une réduction très forte de la consommation d’énergie des bâtiments par le recours à la fois à l’efficacité énergétique et à la sobriété, combinée à une décarbonation complète de l’énergie consommée.</text:span><text:change-start text:change-id="ct245793816"/><text:span text:style-name="T1"><text:note text:id="ftn1" text:note-class="footnote"><text:note-citation>1</text:note-citation><text:note-body><text:p text:style-name="P46"><text:change-start text:change-id="ct245785896"/><text:s/><text:span text:style-name="T13">Cert</text:span><text:change-end text:change-id="ct245785896"/><text:change-start text:change-id="ct245787336"/><text:span text:style-name="T13">aines hypothèses du scénario demeurent exogènes. C’est le cas de celles sur l’évolution de la population et de la taille des ménages qui sont issues de travaux de l’INSEE.</text:span><text:change-end text:change-id="ct245787336"/></text:p></text:note-body></text:note></text:span><text:change-end text:change-id="ct245793816"/><text:change text:change-id="ct245795976"/></text:p>
      <text:p text:style-name="P7"><text:span text:style-name="T1">Ces hypothèses</text:span><text:change text:change-id="ct245789256"/><text:span text:style-name="T1"> conduisent à une consommation d’énergie finale en 2050 de 25</text:span><text:change-start text:change-id="ct245795856"/><text:span text:style-name="T1">0</text:span><text:change-end text:change-id="ct245795856"/><text:change text:change-id="ct245784696"/><text:span text:style-name="T1"> TWh dans le résidentiel et de 1</text:span><text:change-start text:change-id="ct245788536"/><text:span text:style-name="T1">70</text:span><text:change-end text:change-id="ct245788536"/><text:change text:change-id="ct245793696"/><text:span text:style-name="T1"> TWh dans le tertiaire, soit une réduction de 46% par rapport au niveau de consommation du résidentiel/tertiaire en 2015. </text:span><text:change-start text:change-id="ct245795136"/><text:span text:style-name="T1">La ré</text:span><text:change-end text:change-id="ct245795136"/><text:span text:style-name="T1">pa</text:span><text:change-start text:change-id="ct245794776"/><text:span text:style-name="T1">rtition en type de vecteur et d’usage à laquelle conduit le jeu d’hypothèse</text:span><text:change-end text:change-id="ct245794776"/><text:span text:style-name="T1">s</text:span><text:change-start text:change-id="ct245793936"/><text:span text:style-name="T1"> de l’AMS 2018 est donné </text:span><text:change-end text:change-id="ct245793936"/><text:change-start text:change-id="ct245795256"/><text:span text:style-name="T1">en </text:span><text:change-end text:change-id="ct245795256"/><text:span text:style-name="T1">a</text:span><text:change-start text:change-id="ct245798256"/><text:span text:style-name="T1">nnexe</text:span><text:change-end text:change-id="ct245798256"/><text:change text:change-id="ct245789976"/><text:change text:change-id="ct245789856"/><text:change text:change-id="ct245791296"/><text:change text:change-id="ct245794416"/><text:change text:change-id="ct245791536"/><text:change text:change-id="ct245791896"/><text:change text:change-id="ct245790696"/><text:change text:change-id="ct245790216"/><text:change text:change-id="ct245788776"/><text:change text:change-id="ct245797896"/><text:change text:change-id="ct245794656"/><text:change text:change-id="ct245785296"/><text:change text:change-id="ct245785056"/><text:change text:change-id="ct245797176"/><text:change text:change-id="ct245797296"/><text:change text:change-id="ct245798016"/><text:change text:change-id="ct245798136"/><text:span text:style-name="T1">.</text:span><text:change text:change-id="ct245790336"/><text:span text:style-name="T1"> </text:span></text:p>
      <text:p text:style-name="P2">A titre de comparaison, le tableau ci-dessous présente les objectifs et hypothèses structurantes des scénarios prospectifs de la DGEC (premières estimations de l’AMS), de l’ADEME et de négaWatt pour le bâtiment.</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42"/>
          </table:table-cell>
          <table:table-cell table:style-name="Tableau1.A1" office:value-type="string">
            <text:p text:style-name="P43"><text:change-start text:change-id="ct245794056"/>DGEC (1ères estimations)<text:change-end text:change-id="ct245794056"/></text:p>
          </table:table-cell>
          <table:table-cell table:style-name="Tableau1.C1" office:value-type="string">
            <text:p text:style-name="P43"><text:change-start text:change-id="ct245793576"/>ADEME<text:change-end text:change-id="ct245793576"/></text:p>
          </table:table-cell>
          <table:table-cell table:style-name="Tableau1.C1" office:value-type="string">
            <text:p text:style-name="P43"><text:change-start text:change-id="ct245790456"/>négaWatt<text:change-end text:change-id="ct245790456"/></text:p>
          </table:table-cell>
        </table:table-row>
        <table:table-row table:style-name="Tableau1.1">
          <table:table-cell table:style-name="Tableau1.C1" office:value-type="string">
            <text:p text:style-name="P45"><text:change-start text:change-id="ct245795616"/><text:span text:style-name="T12">Consommation </text:span><text:span text:style-name="T14">d’énergie</text:span><text:span text:style-name="T12"> finale en 2050 (par rapport à 2010)</text:span><text:change-end text:change-id="ct245795616"/></text:p>
          </table:table-cell>
          <table:table-cell table:style-name="Tableau1.C1" office:value-type="string">
            <text:p text:style-name="P42">-46% : </text:p>
            <text:p text:style-name="P42">-51 % dans le résidentiel</text:p>
            <text:p text:style-name="P42">-35 % dans le tertiaire</text:p>
            <text:p text:style-name="P42"/>
          </table:table-cell>
          <table:table-cell table:style-name="Tableau1.C1" office:value-type="string">
            <text:p text:style-name="P42">-41 %:</text:p>
            <text:p text:style-name="P42">-44 % dans le résidentiel<text:line-break/>-35 % dans le tertiaire</text:p>
            <text:p text:style-name="P42"/>
          </table:table-cell>
          <table:table-cell table:style-name="Tableau1.C1" office:value-type="string">
            <text:p text:style-name="P42">-56 % </text:p>
            <text:p text:style-name="P42">(pas d’information sur la décomposition résidentiel/tertiaire)</text:p>
          </table:table-cell>
        </table:table-row>
        <table:table-row table:style-name="Tableau1.1">
          <table:table-cell table:style-name="Tableau1.C1" office:value-type="string">
            <text:p text:style-name="P43"><text:change-start text:change-id="ct245797656"/>Emissions de GES en 2050<text:change-end text:change-id="ct245797656"/></text:p>
          </table:table-cell>
          <table:table-cell table:style-name="Tableau1.C1" office:value-type="string">
            <text:p text:style-name="P42">0 émission : neutralité carbone</text:p>
          </table:table-cell>
          <table:table-cell table:style-name="Tableau1.C1" office:value-type="string">
            <text:p text:style-name="P44"><text:span text:style-name="T14">Entre 8,3 et 10 MtCO</text:span><text:span text:style-name="T8">2</text:span><text:span text:style-name="T14">e (soit entre -90 % et -92 % par rapport à 2010)</text:span></text:p>
          </table:table-cell>
          <table:table-cell table:style-name="Tableau1.C1" office:value-type="string">
            <text:p text:style-name="P42">0 émission : neutralité carbone</text:p>
          </table:table-cell>
        </table:table-row>
        <table:table-row table:style-name="Tableau1.1">
          <table:table-cell table:style-name="Tableau1.A4" office:value-type="string">
            <text:p text:style-name="P43">Rénovations</text:p>
          </table:table-cell>
          <table:table-cell table:style-name="Tableau1.A4" office:value-type="string">
            <text:p text:style-name="P49">675 000 rénovations entre 2018 et 2050</text:p>
            <text:p text:style-name="P49">→ Rénovation de l’ensemble du parc de logements de <text:span text:style-name="T19">façon performante d’ici à 2050</text:span></text:p>
          </table:table-cell>
          <table:table-cell table:style-name="Tableau1.A4" office:value-type="string">
            <text:p text:style-name="P49">500 000 rénovations entre 2010 et 2030</text:p>
            <text:p text:style-name="P49">750 000 rénovations entre 2030-2050</text:p>
            <text:p text:style-name="P49">→ Rénovation de l’ensemble du parc de logements de <text:span text:style-name="T19">façon performante d’ici à 2050</text:span></text:p>
          </table:table-cell>
          <table:table-cell table:style-name="Tableau1.A4" office:value-type="string">
            <text:p text:style-name="P49">Jusqu’à 470 000 rénov. de logements construits avant 1975 à partir de 2025, rénovation bâtiments construits entre 75 –2000 à partir de 2026 pour atteindre 310 000 par an dès 2033</text:p>
            <text:p text:style-name="P50"><text:span text:style-name="T17">→ Rénovation de l’ensemble du parc de logements de </text:span><text:span text:style-name="T18">façon performante d’ici à 2050</text:span></text:p>
          </table:table-cell>
        </table:table-row>
        <table:table-row table:style-name="Tableau1.1">
          <table:table-cell table:style-name="Tableau1.C1" office:value-type="string">
            <text:p text:style-name="P43"><text:change-start text:change-id="ct245798376"/>Sobriété<text:change-end text:change-id="ct245798376"/></text:p>
          </table:table-cell>
          <table:table-cell table:style-name="Tableau1.C1" office:value-type="string">
            <text:p text:style-name="P42">Sobriété un peu mobilisée (peut constituer une variable d’ajustement)</text:p>
          </table:table-cell>
          <table:table-cell table:style-name="Tableau1.C1" office:value-type="string">
            <text:p text:style-name="P42">Sobriété peu mobilisée</text:p>
          </table:table-cell>
          <table:table-cell table:style-name="Tableau1.C1" office:value-type="string">
            <text:p text:style-name="P42">Sobriété mobilisée de manière importante (compte pour environ 1/3 de la diminution de la consommation d’énergie en 2050)</text:p>
          </table:table-cell>
        </table:table-row>
        <table:table-row table:style-name="Tableau1.1">
          <table:table-cell table:style-name="Tableau1.C1" office:value-type="string">
            <text:p text:style-name="P43"><text:change-start text:change-id="ct245785416"/>Evolution du mix énergétique en 2050<text:change-end text:change-id="ct245785416"/></text:p>
          </table:table-cell>
          <table:table-cell table:style-name="Tableau1.C1" office:value-type="string">
            <text:p text:style-name="P39">Résidentiel : </text:p>
            <text:p text:style-name="P39">49% électricité, 15% réseau de chaleur, 11% biogaz, 7% biomasse et 19% autres renouvelables thermiques</text:p>
            <text:p text:style-name="P39"/>
            <text:p text:style-name="P39">Tertiaire : </text:p>
            <text:p text:style-name="P39"><text:soft-page-break/>68% électricité, 13% réseau de chaleur, 5% biogaz, 4% biomasse, 10% autres renouvelables thermiques</text:p>
          </table:table-cell>
          <table:table-cell table:style-name="Tableau1.C1" office:value-type="string">
            <text:p text:style-name="P42">Résidentiel :</text:p>
            <text:p text:style-name="P42">38 % électricité, 18 % réseau de chaleur, 17 % gaz/biogaz, 27 % EnR usage direct (biomasse, solaire, PAC)</text:p>
            <text:p text:style-name="P42"/>
            <text:p text:style-name="P42"><text:soft-page-break/>Tertiaire : </text:p>
            <text:p text:style-name="P42">66 % électricité, 13 % réseau de chaleur, 6 % gaz/biogaz, 15 % EnR usage direct</text:p>
          </table:table-cell>
          <table:table-cell table:style-name="Tableau1.C1" office:value-type="string">
            <text:p text:style-name="P42">100 % EnR</text:p>
            <text:p text:style-name="P42">principalement PAC performantes, biomasse, réseaux de chaleur, un peu de biogaz (pas d’information plus détaillée)</text:p>
          </table:table-cell>
        </table:table-row>
      </table:table>
      <text:p text:style-name="P2"/>
      <text:p text:style-name="P15"><text:change-start text:change-id="ct245785776"/><text:span text:style-name="T5">3</text:span><text:change-end text:change-id="ct245785776"/><text:change text:change-id="ct245789736"/><text:change-start text:change-id="ct245789616"/><text:span text:style-name="T5">. Propositions de mesures supplémentaires</text:span><text:change-end text:change-id="ct245789616"/></text:p>
      <text:p text:style-name="P7"><text:change-start text:change-id="ct245796696"/><text:span text:style-name="T16">Afin d’atteindre la neutralité carbone dans le secteur des bâtiments, il faudra jouer sur l’ensemble des trois leviers à disposition</text:span><text:change-end text:change-id="ct245796696"/><text:span text:style-name="T24"><text:note text:id="ftn2" text:note-class="footnote"><text:note-citation>2</text:note-citation><text:note-body><text:p text:style-name="P48"><text:s/>Leviers identifiés selon l’équation dite de Kaya qui décompose les émissions énergétiques en trois facteurs : le niveau de demande, l’intensité énergétique et le contenu en CO2 de l’énergie utilisée. </text:p></text:note-body></text:note></text:span><text:change-start text:change-id="ct245797056"/><text:span text:style-name="T16">, à savoir l’efficacité énergétique, la décarbonation du mix énergétique ainsi que le niveau de demande. Les calculs réalisés dans le cadre de cette fiche suppose que les efforts en termes de sobriété compensent l’effet rebond habituellement observé dans ce secteur.</text:span><text:span text:style-name="T9"> </text:span></text:p>
      <text:p text:style-name="P2"><text:change-end text:change-id="ct245797056"/>Le tableau en annexe présente l’ensemble des mesures supplémentaires proposées. Les mesures principales et les points de vigilance <text:change text:change-id="ct245787816"/>sont détaillés ci-dessous pour le résidentiel et le tertiaire.</text:p>
      <text:p text:style-name="P40"/>
      <text:p text:style-name="P4">3<text:change-start text:change-id="ct245796816"/>.1. Le résidentiel<text:change-end text:change-id="ct245796816"/><text:change-start text:change-id="ct245787576"/></text:p>
      <text:p text:style-name="P7"><text:change-end text:change-id="ct245787576"/><text:change text:change-id="ct243307224"/><text:change text:change-id="ct243307464"/><text:change-start text:change-id="ct243307344"/><text:span text:style-name="T1">Les deux grands objectifs du secteur des bâtiments d’ici à 2050 seront</text:span><text:change-end text:change-id="ct243307344"/><text:change-start text:change-id="ct243304344"/><text:span text:style-name="T1"> d’atteindre des niveaux de performance énergétique ambitieux dans la construction neuve et surtout </text:span><text:change-end text:change-id="ct243304344"/><text:change-start text:change-id="ct243306504"/><text:span text:style-name="T1">de rénover profondément l’ensemble du parc existant. </text:span><text:change-end text:change-id="ct243306504"/><text:change text:change-id="ct243304104"/></text:p>
      <text:p text:style-name="P7"><text:span text:style-name="T1">Concernant le mix énergétique du résidentiel, </text:span><text:change-start text:change-id="ct243304464"/><text:span text:style-name="T1">le scénario AMS 2018 révèle des </text:span><text:change-end text:change-id="ct243304464"/><text:change text:change-id="ct243303984"/><text:change-start text:change-id="ct243304224"/><text:span text:style-name="T1">c</text:span><text:change-end text:change-id="ct243304224"/><text:span text:style-name="T1">ontraintes de disponibilité du biogaz et de la biomasse dans une optique d’atteinte de neutralité carbone à l’horizon 205</text:span><text:change text:change-id="ct243309384"/><text:change-start text:change-id="ct243306024"/><text:span text:style-name="T1">0. Dans ce contexte</text:span><text:change-end text:change-id="ct243306024"/><text:change-start text:change-id="ct243306144"/><text:span text:style-name="T1"> le choix est fait d’une priorisation de l’électricité et des réseaux de chaleur. </text:span><text:change-end text:change-id="ct243306144"/><text:span text:style-name="T1"><text:s/></text:span><text:change text:change-id="ct243306264"/><text:span text:style-name="T1"><text:s/></text:span><text:change text:change-id="ct243306744"/><text:change text:change-id="ct243306384"/></text:p>
      <text:p text:style-name="P25"><text:span text:style-name="T1">3</text:span><text:change-start text:change-id="ct243306864"/><text:span text:style-name="T1">.1.1. </text:span><text:change-end text:change-id="ct243306864"/><text:change-start text:change-id="ct243306984"/><text:span text:style-name="T1">C</text:span><text:change-end text:change-id="ct243306984"/><text:change text:change-id="ct243307584"/><text:change-start text:change-id="ct243307104"/><text:span text:style-name="T1">onstructions neuves</text:span><text:change-end text:change-id="ct243307104"/></text:p>
      <text:p text:style-name="P2"><text:change-start text:change-id="ct243309264"/>Dans le scénario AMS 2018, le rythme de constructions neuves est une donnée exogène qui provient des hypothèses démographiques tirées de l’INSEE. Il passe d’environ 300 000 logements neufs par an aujourd’hui à environ 200 000 à l’horizon 2050. Afin d’atteindre des niveaux de performance énergétique élevés sur les bâtiments neufs, il est proposé de modifier les règles de la réglementation thermique.</text:p>
      <text:p text:style-name="P7"><text:change-end text:change-id="ct243309264"/><text:change-start text:change-id="ct243307824"/><text:span text:style-name="T1">Aujourd’hui, </text:span><text:change-end text:change-id="ct243307824"/><text:change text:change-id="ct243307704"/><text:change-start text:change-id="ct243310224"/><text:span text:style-name="T1">l</text:span><text:change-end text:change-id="ct243310224"/><text:span text:style-name="T1">a RT2012 est structurée par un plafond de consommation exprimé en énergie primaire (50kWhEP/m²/an). Cela conduit à des disparités sur les niveaux d’isolation en fonction de l’énergie utilisée.</text:span><text:change text:change-id="ct243305304"/><text:span text:style-name="T1"> Les futures réglementations thermiques du bâtiment neuf doivent permettre d’atteindre de manière systématique une isolation très performante du bâti, et de favoriser le recours aux énergies renouvelables et aux matériaux de construction les moins carbonés. Une attention particulière doit également être portée au confort d’été dans la conception des bâtiments de manière à limiter le recours à la climatisation</text:span><text:change text:change-id="ct243304704"/><text:change text:change-id="ct243304584"/><text:span text:style-name="T1"> dans un climat qui devrait voir augmenter l’importance des épisodes de chaleur.</text:span></text:p>
      <text:p text:style-name="P2">Il faudrait aussi fixer un critère GES de manière à avoir recours aux énergies les moins carbonées : PAC performantes, solaire thermique et biomasse dans les maisons individuelles ; raccordement à un <text:soft-page-break/>réseau de chaleur utilisant des énergies renouvelables et de récupération, électricité joule et biomasse pour les immeubles collectifs.</text:p>
      <text:p text:style-name="P7"><text:span text:style-name="T1">Dans l’AMS, pour la construction neuve, les hypothèses d’un plafond de consommation en énergie finale sur les 5 usages de la RT (chauffage, eau chaude sanitaire, éclairage, climatisation, ventilation)</text:span><text:change text:change-id="ct243304824"/><text:span text:style-name="T1"> plutôt qu’en énergie primaire ainsi que d’un critère GES sont retenues. Les hypothèses entrées dans la modélisation AMS 2018 seront les suivantes :</text:span></text:p>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6">2015-2020</text:p>
          </table:table-cell>
          <table:table-cell table:style-name="Tableau2.B1" office:value-type="string">
            <text:p text:style-name="P6">50kWhEP/m²</text:p>
          </table:table-cell>
          <table:table-cell table:style-name="Tableau2.A1" office:value-type="string">
            <text:p text:style-name="P31"><text:span text:style-name="T1">12 kgCO</text:span><text:span text:style-name="T6">2</text:span><text:span text:style-name="T1">/m²</text:span></text:p>
          </table:table-cell>
        </table:table-row>
        <table:table-row table:style-name="Tableau2.1">
          <table:table-cell table:style-name="Tableau2.A1" office:value-type="string">
            <text:p text:style-name="P6">2020-2025</text:p>
          </table:table-cell>
          <table:table-cell table:style-name="Tableau2.B1" office:value-type="string">
            <text:p text:style-name="P6">40 kWEf/m² (niveau équivalent au niveau 2 de E+C-)</text:p>
          </table:table-cell>
          <table:table-cell table:style-name="Tableau2.A1" office:value-type="string">
            <text:p text:style-name="P31"><text:span text:style-name="T1">9 kgCO</text:span><text:span text:style-name="T6">2</text:span><text:span text:style-name="T1">/m²</text:span></text:p>
          </table:table-cell>
        </table:table-row>
        <table:table-row table:style-name="Tableau2.1">
          <table:table-cell table:style-name="Tableau2.A1" office:value-type="string">
            <text:p text:style-name="P6">2025-2030</text:p>
          </table:table-cell>
          <table:table-cell table:style-name="Tableau2.B1" office:value-type="string">
            <text:p text:style-name="P31"><text:span text:style-name="T1">3</text:span><text:change-start text:change-id="ct243304944"/><text:span text:style-name="T1">0</text:span><text:change-end text:change-id="ct243304944"/><text:change text:change-id="ct243305064"/><text:span text:style-name="T1"> kWhEf/m²</text:span></text:p>
          </table:table-cell>
          <table:table-cell table:style-name="Tableau2.A1" office:value-type="string">
            <text:p text:style-name="P31"><text:span text:style-name="T1">6 kgCO</text:span><text:span text:style-name="T6">2</text:span><text:span text:style-name="T1">/m²</text:span></text:p>
          </table:table-cell>
        </table:table-row>
        <table:table-row table:style-name="Tableau2.1">
          <table:table-cell table:style-name="Tableau2.A1" office:value-type="string">
            <text:p text:style-name="P6">2030-2040</text:p>
          </table:table-cell>
          <table:table-cell table:style-name="Tableau2.B1" office:value-type="string">
            <text:p text:style-name="P31"><text:change-start text:change-id="ct243309144"/><text:span text:style-name="T1">25</text:span><text:change-end text:change-id="ct243309144"/><text:change text:change-id="ct243305904"/><text:span text:style-name="T1"> kWhEf/m²</text:span></text:p>
          </table:table-cell>
          <table:table-cell table:style-name="Tableau2.A1" office:value-type="string">
            <text:p text:style-name="P31"><text:span text:style-name="T1">3 kgCO</text:span><text:span text:style-name="T6">2</text:span><text:span text:style-name="T1">/m²</text:span></text:p>
          </table:table-cell>
        </table:table-row>
        <table:table-row table:style-name="Tableau2.1">
          <table:table-cell table:style-name="Tableau2.A1" office:value-type="string">
            <text:p text:style-name="P6">2040-2050</text:p>
          </table:table-cell>
          <table:table-cell table:style-name="Tableau2.B1" office:value-type="string">
            <text:p text:style-name="P31"><text:span text:style-name="T1">2</text:span><text:change-start text:change-id="ct243310104"/><text:span text:style-name="T1">0</text:span><text:change-end text:change-id="ct243310104"/><text:change text:change-id="ct243309984"/><text:span text:style-name="T1"> kWhEf/m²</text:span></text:p>
          </table:table-cell>
          <table:table-cell table:style-name="Tableau2.A1" office:value-type="string">
            <text:p text:style-name="P31"><text:span text:style-name="T1">0 kgCO</text:span><text:span text:style-name="T6">2</text:span><text:span text:style-name="T1">/m</text:span></text:p>
          </table:table-cell>
        </table:table-row>
      </table:table>
      <text:p text:style-name="P2"><text:change-start text:change-id="ct243309864"/></text:p>
      <text:p text:style-name="P2"><text:change-end text:change-id="ct243309864"/><text:change text:change-id="ct243309744"/>Concernant l’empreinte carbone des matériaux utilisés pour la construction du bâtiment, il est proposé une cible de réduction de 50% en 2050 par rapport au seuil défini dans le référentiel E+C-.</text:p>
      <text:p text:style-name="P7"><text:span text:style-name="T15">Point de vigilance</text:span><text:span text:style-name="T1"> : </text:span><text:change-start text:change-id="ct243309624"/><text:span text:style-name="T1">le scénario AMS 2018 suppose que la disponibilité en </text:span><text:change-end text:change-id="ct243309624"/><text:change-start text:change-id="ct243309504"/><text:span text:style-name="T1">gaz décarboné sera limitée (cf. Fiche n°2 – Adéquation entre offre et dem</text:span><text:change-end text:change-id="ct243309504"/><text:change-start text:change-id="ct243305664"/><text:span text:style-name="T1">ande d’énergie). Cela </text:span><text:change-end text:change-id="ct243305664"/><text:span text:style-name="T1">implique</text:span><text:change-start text:change-id="ct243305784"/><text:span text:style-name="T1"> de réduire la part du gaz dans le mix énergétique du bâtiment</text:span><text:change-end text:change-id="ct243305784"/><text:change-start text:change-id="ct243305184"/><text:span text:style-name="T1">, en particulier dans la construction neuve,</text:span><text:change-end text:change-id="ct243305184"/><text:change text:change-id="ct243311664"/><text:change-start text:change-id="ct243311424"/><text:span text:style-name="T1"> comme le montre le tabl</text:span><text:change-end text:change-id="ct243311424"/><text:change-start text:change-id="ct243305544"/><text:span text:style-name="T1">eau suivant :</text:span><text:change-end text:change-id="ct243305544"/><text:change text:change-id="ct243310464"/></text:p>
      <table:table table:name="Tableau4" table:style-name="Tableau4">
        <table:table-column table:style-name="Tableau4.A"/>
        <table:table-column table:style-name="Tableau4.B"/>
        <table:table-column table:style-name="Tableau4.C"/>
        <table:table-column table:style-name="Tableau4.D"/>
        <table:table-column table:style-name="Tableau4.E"/>
        <table:table-row table:style-name="Tableau4.1">
          <table:table-cell table:style-name="Tableau4.A1" office:value-type="string">
            <text:p text:style-name="P29"/>
          </table:table-cell>
          <table:table-cell table:style-name="Tableau4.B1" table:number-columns-spanned="2" office:value-type="string">
            <text:p text:style-name="P29">RT2012 (hypothèse utilisée pour le scénario 2014-2015)</text:p>
          </table:table-cell>
          <table:covered-table-cell/>
          <table:table-cell table:style-name="Tableau4.A1" table:number-columns-spanned="2" office:value-type="string">
            <text:p text:style-name="P29">RT dans l’AMS : mix souhaitable dans la construction neuve</text:p>
          </table:table-cell>
          <table:covered-table-cell/>
        </table:table-row>
        <table:table-row table:style-name="Tableau4.1">
          <table:table-cell table:style-name="Tableau4.A1" office:value-type="string">
            <text:p text:style-name="P6"/>
          </table:table-cell>
          <table:table-cell table:style-name="Tableau4.A1" office:value-type="string">
            <text:p text:style-name="P29">MI</text:p>
          </table:table-cell>
          <table:table-cell table:style-name="Tableau4.A1" office:value-type="string">
            <text:p text:style-name="P29">IC</text:p>
          </table:table-cell>
          <table:table-cell table:style-name="Tableau4.A1" office:value-type="string">
            <text:p text:style-name="P29">MI</text:p>
          </table:table-cell>
          <table:table-cell table:style-name="Tableau4.A1" office:value-type="string">
            <text:p text:style-name="P29">IC</text:p>
          </table:table-cell>
        </table:table-row>
        <table:table-row table:style-name="Tableau4.1">
          <table:table-cell table:style-name="Tableau4.A1" office:value-type="string">
            <text:p text:style-name="P29">Gaz/biogaz</text:p>
          </table:table-cell>
          <table:table-cell table:style-name="Tableau4.A1" office:value-type="string">
            <text:p text:style-name="P29">35%</text:p>
          </table:table-cell>
          <table:table-cell table:style-name="Tableau4.A1" office:value-type="string">
            <text:p text:style-name="P29">70%</text:p>
          </table:table-cell>
          <table:table-cell table:style-name="Tableau4.A1" office:value-type="string">
            <text:p text:style-name="P29">5%</text:p>
          </table:table-cell>
          <table:table-cell table:style-name="Tableau4.A1" office:value-type="string">
            <text:p text:style-name="P29">10%</text:p>
          </table:table-cell>
        </table:table-row>
        <table:table-row table:style-name="Tableau4.1">
          <table:table-cell table:style-name="Tableau4.A1" office:value-type="string">
            <text:p text:style-name="P29">Electricité joule</text:p>
          </table:table-cell>
          <table:table-cell table:style-name="Tableau4.A1" office:value-type="string">
            <text:p text:style-name="P29">6%</text:p>
          </table:table-cell>
          <table:table-cell table:style-name="Tableau4.A1" office:value-type="string">
            <text:p text:style-name="P29">20%</text:p>
          </table:table-cell>
          <table:table-cell table:style-name="Tableau4.A1" office:value-type="string">
            <text:p text:style-name="P29">0%</text:p>
          </table:table-cell>
          <table:table-cell table:style-name="Tableau4.A1" office:value-type="string">
            <text:p text:style-name="P29">15%</text:p>
          </table:table-cell>
        </table:table-row>
        <table:table-row table:style-name="Tableau4.1">
          <table:table-cell table:style-name="Tableau4.A1" office:value-type="string">
            <text:p text:style-name="P29">PAC</text:p>
          </table:table-cell>
          <table:table-cell table:style-name="Tableau4.A1" office:value-type="string">
            <text:p text:style-name="P29">45%</text:p>
          </table:table-cell>
          <table:table-cell table:style-name="Tableau4.A1" office:value-type="string">
            <text:p text:style-name="P29">0%</text:p>
          </table:table-cell>
          <table:table-cell table:style-name="Tableau4.A1" office:value-type="string">
            <text:p text:style-name="P29">65%</text:p>
          </table:table-cell>
          <table:table-cell table:style-name="Tableau4.A1" office:value-type="string">
            <text:p text:style-name="P29">5%</text:p>
          </table:table-cell>
        </table:table-row>
        <table:table-row table:style-name="Tableau4.1">
          <table:table-cell table:style-name="Tableau4.A1" office:value-type="string">
            <text:p text:style-name="P29">Fioul</text:p>
          </table:table-cell>
          <table:table-cell table:style-name="Tableau4.A1" office:value-type="string">
            <text:p text:style-name="P29">2%</text:p>
          </table:table-cell>
          <table:table-cell table:style-name="Tableau4.A1" office:value-type="string">
            <text:p text:style-name="P29">0%</text:p>
          </table:table-cell>
          <table:table-cell table:style-name="Tableau4.A1" office:value-type="string">
            <text:p text:style-name="P29">0%</text:p>
          </table:table-cell>
          <table:table-cell table:style-name="Tableau4.A1" office:value-type="string">
            <text:p text:style-name="P29">0%</text:p>
          </table:table-cell>
        </table:table-row>
        <table:table-row table:style-name="Tableau4.1">
          <table:table-cell table:style-name="Tableau4.A1" office:value-type="string">
            <text:p text:style-name="P29">Bois</text:p>
          </table:table-cell>
          <table:table-cell table:style-name="Tableau4.A1" office:value-type="string">
            <text:p text:style-name="P29">10%</text:p>
          </table:table-cell>
          <table:table-cell table:style-name="Tableau4.A1" office:value-type="string">
            <text:p text:style-name="P29">1%</text:p>
          </table:table-cell>
          <table:table-cell table:style-name="Tableau4.A1" office:value-type="string">
            <text:p text:style-name="P29">10%</text:p>
          </table:table-cell>
          <table:table-cell table:style-name="Tableau4.A1" office:value-type="string">
            <text:p text:style-name="P29">15%</text:p>
          </table:table-cell>
        </table:table-row>
        <table:table-row table:style-name="Tableau4.1">
          <table:table-cell table:style-name="Tableau4.A1" office:value-type="string">
            <text:p text:style-name="P29">Chauffage urbain</text:p>
          </table:table-cell>
          <table:table-cell table:style-name="Tableau4.A1" office:value-type="string">
            <text:p text:style-name="P29">0%</text:p>
          </table:table-cell>
          <table:table-cell table:style-name="Tableau4.A1" office:value-type="string">
            <text:p text:style-name="P29">9%</text:p>
          </table:table-cell>
          <table:table-cell table:style-name="Tableau4.A1" office:value-type="string">
            <text:p text:style-name="P29">15%</text:p>
          </table:table-cell>
          <table:table-cell table:style-name="Tableau4.A1" office:value-type="string">
            <text:p text:style-name="P29">50%</text:p>
          </table:table-cell>
        </table:table-row>
        <table:table-row table:style-name="Tableau4.1">
          <table:table-cell table:style-name="Tableau4.A1" office:value-type="string">
            <text:p text:style-name="P29">Solaire appoint <text:s/>et géothermie</text:p>
          </table:table-cell>
          <table:table-cell table:style-name="Tableau4.A1" office:value-type="string">
            <text:p text:style-name="P29">1%</text:p>
          </table:table-cell>
          <table:table-cell table:style-name="Tableau4.A1" office:value-type="string">
            <text:p text:style-name="P29">0%</text:p>
          </table:table-cell>
          <table:table-cell table:style-name="Tableau4.A1" office:value-type="string">
            <text:p text:style-name="P29">5%</text:p>
          </table:table-cell>
          <table:table-cell table:style-name="Tableau4.E9" office:value-type="percentage" office:value="0.05">
            <text:p text:style-name="P29">5%</text:p>
          </table:table-cell>
        </table:table-row>
      </table:table>
      <text:p text:style-name="P2"><text:line-break/>Il s’agit d’un parti pris. Il existe<text:change text:change-id="ct243310704"/> en réalité d’autres alternatives dont la possibilité d’importer du gaz décarboné ou celle d’envisager une électrification plus poussée du transport de marchandises laissant une place plus importante au gaz dans les bâtimen<text:span text:style-name="T10">ts ou de parvenir à lever la contrainte de production de gaz décarboné (dont le power-to-gas qui implique une demande accrue en électricité).</text:span></text:p>
      <text:p text:style-name="P58"/>
      <text:p text:style-name="P5">3<text:change-start text:change-id="ct243310824"/>.1.2. Rénovation thermique du parc existant<text:change-end text:change-id="ct243310824"/></text:p>
      <text:p text:style-name="P7"><text:span text:style-name="T1">Les objectifs du scénario impliquent une rénovation performante de l’ensemble du parc existant. Les mesures proposées doivent donc permettre de toucher l’ensemble des bâtiments suivant un parcours de rénovation conduisant </text:span><text:change-start text:change-id="ct243310944"/><text:span text:style-name="T1">en moyenne </text:span><text:change-end text:change-id="ct243310944"/><text:span text:style-name="T1">au niveau BBC. </text:span></text:p>
      <text:p text:style-name="P22">Toucher l’ensemble des bâtiments existants</text:p>
      <text:p text:style-name="P2"><text:soft-page-break/>Pour atteindre un nombre annuel de rénovations permettant de toucher l’ensemble du parc existant à l’horizon 2050 (ce qui implique environ 700 000 rénovations performantes par an en moyenne entre aujourd’hui et 2050), il apparaît pertinent de cibler la situation de mutation (changement de locataire ou vente du logement) qui est propice à la réalisation de travaux. Près de 540 000 propriétaires et plus de 820 000 locataires du secteur libre sont chaque année en situation de mutation. </text:p>
      <text:p text:style-name="P2"><text:change text:change-id="ct243311064"/>Plusieurs types de mesure peuvent être envisagées, plus ou moins coercitives, pour cibler la situation de mutation (cf. tableau joint). On peut souligner que le plan pour la rénovation énergétique des bâtiments rappelle que la LTECV demandait au Gouvernement d’évaluer la mise en place d’un système de bonus/malus lié à l’atteinte des objectifs de performance énergétique. D’autres dispositifs pourraient être envisagés, comme par exemple une taxation de la plus-value de la vente d’un bien immobilier inversement proportionnelle à la performance énergétique du logement. </text:p>
      <text:p text:style-name="P22"><text:bookmark text:name="_GoBack"/>Viser un parcours de rénovation conduisant au niveau BBC</text:p>
      <text:p text:style-name="P2">Deux écueils doivent être évités. D’un côté, il faut atteindre un nombre de rénovations satisfaisants (risque de ne rien faire). De l’autre, une attention particulière doit être portée au risque de « tuer le gisement » des économies d’énergie par des rénovations partielles. L’enjeu de l’AMS est d’inscrire les rénovations dans un parcours de travaux conduisant à terme le logement à un niveau basse consommation tout en optimisant les coûts de la rénovation. Cela pourrait notamment passer :</text:p>
      <text:p text:style-name="P2">- par le conditionnement des aides à la rénovation (CITE, CEE, éco-PTZ, etc.) à la réalisation d’un audit énergétique et à l’inscription de l’action dans le parcours décrit dans l’audit. Le plan pour la rénovation énergétique des bâtiments prévoit par ailleurs l’éligibilité de l’audit au CITE transformé en prime ;</text:p>
      <text:p text:style-name="P2">- <text:s/>par l’inclusion d’un volet « passeport de la rénovation énergétique » dans le DPE décrivant le programme de travaux optimal pour atteindre le niveau BBC d’ici 2050. Cette mesure est envisagée pour les logements de classe F ou G dans le plan pour la rénovation énergétique des bâtiments, en parallèle de la révision du DPE prévue pour fin 2018. Il est proposé dans l’AMS de généraliser de façon progressive le volet passeport de rénovation énergétique à tous les logements (sauf ceux qui sont déjà BBC).<text:change text:change-id="ct243311304"/><text:change text:change-id="ct243311184"/></text:p>
      <text:p text:style-name="P26">3<text:change-start text:change-id="ct243311544"/>.1.3. Mix énergétique dans l’existant<text:change-end text:change-id="ct243311544"/></text:p>
      <text:p text:style-name="P7"><text:change-start text:change-id="ct243306624"/><text:span text:style-name="T1">Le scénario AMS 2018 suppose </text:span><text:change-end text:change-id="ct243306624"/><text:change text:change-id="ct243310344"/><text:change-start text:change-id="ct243312024"/><text:span text:style-name="T1">des</text:span><text:change-end text:change-id="ct243312024"/><text:span text:style-name="T1"> contraintes de disponibilité en </text:span><text:change text:change-id="ct243311904"/><text:span text:style-name="T1">gaz et</text:span><text:change-start text:change-id="ct243311784"/><text:span text:style-name="T1"> en</text:span><text:change-end text:change-id="ct243311784"/><text:span text:style-name="T1"> biomasse</text:span><text:change-start text:change-id="ct243305424"/><text:span text:style-name="T1">, ce qui implique </text:span><text:change-end text:change-id="ct243305424"/><text:change text:change-id="ct355756216"/><text:span text:style-name="T1">de porter une attention particulière à l’énergie utilisée dans les logements existants pour le</text:span><text:change-start text:change-id="ct355756336"/><text:span text:style-name="T1">s usages</text:span><text:change-end text:change-id="ct355756336"/><text:span text:style-name="T1"> chauffage e</text:span><text:change-start text:change-id="ct355756456"/><text:span text:style-name="T1">t </text:span><text:change-end text:change-id="ct355756456"/><text:change text:change-id="ct355756576"/><text:span text:style-name="T1">eau chaude sanitaire (ECS) lors des remplacements de systèmes.</text:span><text:change text:change-id="ct355756696"/><text:span text:style-name="T1"> Il faut privilégier les PAC performantes et le solaire thermique dans les maisons individuelles</text:span><text:change text:change-id="ct355756816"/><text:change-start text:change-id="ct355756936"/><text:span text:style-name="T1">,</text:span><text:change-end text:change-id="ct355756936"/><text:span text:style-name="T1"> le raccordement à un réseau de chaleur, le solaire thermique et l’électricité joule pour les immeubles collectifs. </text:span><text:change-start text:change-id="ct355757176"/><text:span text:style-name="T1">De même, les chauffe-eau thermodynamiques et solaires sont à privilégier.</text:span><text:change-end text:change-id="ct355757176"/></text:p>
      <text:p text:style-name="P2">Pour orienter le mix énergétique du parc existant, il est proposé d’intégrer un critère GES dans les différents instruments de politiques publiques en complément du critère d’efficacité énergétique :</text:p>
      <text:list xml:id="list548415682877779150" text:style-name="L1">
        <text:list-item>
          <text:p text:style-name="P54">orienter les aides aux systèmes de chauffage et d’ECS à la fois efficace énergétiquement et utilisant les énergies les moins carbonées ;</text:p>
        </text:list-item>
        <text:list-item>
          <text:p text:style-name="P54"><text:soft-page-break/>intégrer l’objectif d’atteinte d’une énergie décarbonée<text:change-start text:change-id="ct355732216"/>, compatible avec la neutralité carbone en 2050,<text:change-end text:change-id="ct355732216"/> dans le parcours de rénovation décrit dans l’audit énergétique ou le passeport de rénovation énergétique inclus au DPE (cf. section précédente).</text:p>
        </text:list-item>
      </text:list>
      <text:list xml:id="list7942034877286172473" text:style-name="L2">
        <text:list-header>
          <text:p text:style-name="P55"><text:change text:change-id="ct355744816"/><text:change text:change-id="ct355743376"/></text:p>
        </text:list-header>
      </text:list>
      <text:p text:style-name="P4">3<text:change-start text:change-id="ct355744696"/>.2. Le tertiaire<text:change-end text:change-id="ct355744696"/></text:p>
      <text:p text:style-name="P20"><text:change-start text:change-id="ct355744576"/>Dans le tertiaire, les objectifs sont très similaires au résidentiel. Il s’agit de construire des bâtiments performants énergétiquement et de rénover profondément le parc existant.<text:change-end text:change-id="ct355744576"/></text:p>
      <text:p text:style-name="P20">En se basant sur les Visions de l’Ademe, une réduction de la consommation d’énergie finale à hauteur de 17 % en 2030 et 35 % en 2050 est envisageable dans l’AMS. Ces cibles pourraient même être revues à la hausse.<text:change-start text:change-id="ct355757416"/></text:p>
      <text:p text:style-name="P26"><text:change-end text:change-id="ct355757416"/>3<text:change-start text:change-id="ct355757536"/>.2.1. Tertiaire neuf</text:p>
      <text:p text:style-name="P20">Le rythme de construction du secteur tertiaire devrait être revu légèrement à la baisse vis-à-vis du scénario avec mesures existantes. Un renforcement de la réglementation thermique équivalent à celui du résidentiel est proposé.</text:p>
      <text:p text:style-name="P26"><text:change-end text:change-id="ct355757536"/>3<text:change-start text:change-id="ct355757656"/>.2.1. <text:change-end text:change-id="ct355757656"/>Obligation de rénovation du parc tertiaire existant</text:p>
      <text:p text:style-name="P2">Un des enjeux du scénario AMS dans le tertiaire est l’introduction d’une obligation de rénovation (« décret tertiaire »). </text:p>
      <text:p text:style-name="P2">Le scénario AMS1 réalisé en 2014-2015 intégrait le décret tertiaire selon les mêmes exigences que le décret annulé en 2017 (décret 2017-918 du 9 mai 2017). Le parc visé (bâtiments de surface supérieure à 2000 m²) et les <text:span text:style-name="T20">conditions de rentabilité économique prévues dans le texte (coût plafonné à 200€HT/m2 et retour sur investissement de 5 ans</text:span>) conduisaient à la rénovation de seulement 4,5 % du parc tertiaire en 2020. Le scénario AMS2 modifiait ces conditions sur la période 2020-2035 pour augmenter le parc touché (100 % des bâtiments de surface supérieure à 1000m² et 50 % des bâtiments de surface comprise entre 500 et 1000 m², <text:span text:style-name="T20">coût plafonné à 500€HT/m2 et retour sur investissement de 15 ans), ce qui permettait la rénovation de 29 % du parc tertiaire en 2030.</text:span></text:p>
      <text:p text:style-name="P2">Le plan pour la rénovation des bâtiments prévoit que le « dispositif sera confirmé en lui redonnant une base légale solide et en l’améliorant par la même occasion. Tout en maintenant l’ambition, nous devons pouvoir davantage cibler les secteurs plus consommateurs d’énergie et différencier les exigences entre les très petits bâtiments et les plus gros, qui n’ont pas les mêmes capacités à faire des économies d’énergie ». </text:p>
      <text:p text:style-name="P2">Pour le scénario AMS, il est proposé que le décret tertiaire soit conçu de manière à toucher une proportion significative du parc en visant également les petits bâtiments mais avec des exigences moins élevées que pour les gros bâtiments. Par ailleurs, il est proposé d’inclure un critère GES renforcé progressivement, afin d’orienter le mix énergétique du tertiaire vers un mix décarboné à l’horizon 2050.</text:p>
      <text:p text:style-name="P2"/>
      <text:p text:style-name="P27"><text:span text:style-name="T21">3</text:span><text:change-start text:change-id="ct355757776"/><text:span text:style-name="T21">.2.2. Rénovation du tertiaire public</text:span><text:change-end text:change-id="ct355757776"/></text:p>
      <text:p text:style-name="P6"><text:soft-page-break/>Le parc tertiaire public représente 37% du parc tertiaire national. Le plan pour la rénovation des bâtiments fixe l’objectif de réaliser sur la durée du quinquennat la rénovation énergétique d’un quart du parc de l’Etat le nécessitant. Cette rénovation doit être réalisée à un niveau performant et inclure un critère GES. Elle doit également être poursuivie jusqu’en 2050 de façon à ce que l’ensemble du parc public soit rénové. <text:s/></text:p>
      <text:p text:style-name="P6"/>
      <text:p text:style-name="P6"/>
      <text:p text:style-name="P18"/>
      <text:p text:style-name="P30"/>
      <text:p text:style-name="P38">Annexe : Détails du secteur résidentiel à l’horizon 2050 selon les premières estimations AMS</text:p>
      <text:p text:style-name="P31"><text:change-start text:change-id="ct355757896"/></text:p>
      <text:p text:style-name="P31">Le tableau suivant résume les résultats préliminaires de consommation d’énergie par usage et par source d’énergie obtenus lors des travaux précédant la modélisation du scénar<text:change-end text:change-id="ct355757896"/><text:change-start text:change-id="ct355758016"/>io AMS 2018 pour le secteur résidentiel<text:change-end text:change-id="ct355758016"/><text:change-start text:change-id="ct355758136"/> :</text:p>
      <text:p text:style-name="P31"><text:change-end text:change-id="ct355758136"/></text:p>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row table:style-name="Tableau5.1">
          <table:table-cell table:style-name="Tableau5.A1" office:value-type="string">
            <text:p text:style-name="P34">TWh</text:p>
          </table:table-cell>
          <table:table-cell table:style-name="Tableau5.A1" office:value-type="string">
            <text:p text:style-name="P35">Électricité</text:p>
          </table:table-cell>
          <table:table-cell table:style-name="Tableau5.A1" office:value-type="string">
            <text:p text:style-name="P35">PAC/CET</text:p>
          </table:table-cell>
          <table:table-cell table:style-name="Tableau5.A1" office:value-type="string">
            <text:p text:style-name="P35">Réseau de chaleur</text:p>
          </table:table-cell>
          <table:table-cell table:style-name="Tableau5.A1" office:value-type="string">
            <text:p text:style-name="P35">Biomasse</text:p>
          </table:table-cell>
          <table:table-cell table:style-name="Tableau5.A1" office:value-type="string">
            <text:p text:style-name="P35">Biogaz</text:p>
          </table:table-cell>
          <table:table-cell table:style-name="Tableau5.A1" office:value-type="string">
            <text:p text:style-name="P35">Renouvelables thermiques</text:p>
          </table:table-cell>
          <table:table-cell table:style-name="Tableau5.A1" office:value-type="string">
            <text:p text:style-name="P37">Total</text:p>
          </table:table-cell>
        </table:table-row>
        <table:table-row table:style-name="Tableau5.2">
          <table:table-cell table:style-name="Tableau5.A1" office:value-type="string">
            <text:p text:style-name="P34">Chauffage</text:p>
          </table:table-cell>
          <table:table-cell table:style-name="Tableau5.A1" office:value-type="string">
            <text:p text:style-name="P35">12</text:p>
          </table:table-cell>
          <table:table-cell table:style-name="Tableau5.A1" office:value-type="string">
            <text:p text:style-name="P35">45</text:p>
          </table:table-cell>
          <table:table-cell table:style-name="Tableau5.A1" office:value-type="string">
            <text:p text:style-name="P35">38</text:p>
          </table:table-cell>
          <table:table-cell table:style-name="Tableau5.A1" office:value-type="string">
            <text:p text:style-name="P35">17</text:p>
          </table:table-cell>
          <table:table-cell table:style-name="Tableau5.A1" office:value-type="string">
            <text:p text:style-name="P35">15</text:p>
          </table:table-cell>
          <table:table-cell table:style-name="Tableau5.A1" office:value-type="string">
            <text:p text:style-name="P35">2</text:p>
          </table:table-cell>
          <table:table-cell table:style-name="Tableau5.A1" office:value-type="string">
            <text:p text:style-name="P37">128</text:p>
          </table:table-cell>
        </table:table-row>
        <table:table-row table:style-name="Tableau5.2">
          <table:table-cell table:style-name="Tableau5.A1" office:value-type="string">
            <text:p text:style-name="P34">ECS</text:p>
          </table:table-cell>
          <table:table-cell table:style-name="Tableau5.A1" office:value-type="string">
            <text:p text:style-name="P35">6</text:p>
          </table:table-cell>
          <table:table-cell table:style-name="Tableau5.A1" office:value-type="string">
            <text:p text:style-name="P35">11</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7</text:p>
          </table:table-cell>
          <table:table-cell table:style-name="Tableau5.A1" office:value-type="string">
            <text:p text:style-name="P35">4</text:p>
          </table:table-cell>
          <table:table-cell table:style-name="Tableau5.A1" office:value-type="string">
            <text:p text:style-name="P37">28</text:p>
          </table:table-cell>
        </table:table-row>
        <table:table-row table:style-name="Tableau5.4">
          <table:table-cell table:style-name="Tableau5.A1" office:value-type="string">
            <text:p text:style-name="P34">Cuisson</text:p>
          </table:table-cell>
          <table:table-cell table:style-name="Tableau5.A1" office:value-type="string">
            <text:p text:style-name="P35">22</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5</text:p>
          </table:table-cell>
          <table:table-cell table:style-name="Tableau5.A1" office:value-type="string">
            <text:p text:style-name="P35">0</text:p>
          </table:table-cell>
          <table:table-cell table:style-name="Tableau5.A1" office:value-type="string">
            <text:p text:style-name="P37">27</text:p>
          </table:table-cell>
        </table:table-row>
        <table:table-row table:style-name="Tableau5.4">
          <table:table-cell table:style-name="Tableau5.A1" office:value-type="string">
            <text:p text:style-name="P34">Autres usages (100 % elec)</text:p>
          </table:table-cell>
          <table:table-cell table:style-name="Tableau5.A1" office:value-type="string">
            <text:p text:style-name="P35">71</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5">0</text:p>
          </table:table-cell>
          <table:table-cell table:style-name="Tableau5.A1" office:value-type="string">
            <text:p text:style-name="P37">71</text:p>
          </table:table-cell>
        </table:table-row>
        <table:table-row table:style-name="Tableau5.4">
          <table:table-cell table:style-name="Tableau5.A1" office:value-type="string">
            <text:p text:style-name="P34">Total</text:p>
          </table:table-cell>
          <table:table-cell table:style-name="Tableau5.A1" office:value-type="string">
            <text:p text:style-name="P35">110</text:p>
          </table:table-cell>
          <table:table-cell table:style-name="Tableau5.A1" office:value-type="string">
            <text:p text:style-name="P35">56</text:p>
          </table:table-cell>
          <table:table-cell table:style-name="Tableau5.A1" office:value-type="string">
            <text:p text:style-name="P35">38</text:p>
          </table:table-cell>
          <table:table-cell table:style-name="Tableau5.A1" office:value-type="string">
            <text:p text:style-name="P35">17</text:p>
          </table:table-cell>
          <table:table-cell table:style-name="Tableau5.A1" office:value-type="string">
            <text:p text:style-name="P35">27</text:p>
          </table:table-cell>
          <table:table-cell table:style-name="Tableau5.A1" office:value-type="string">
            <text:p text:style-name="P35">6</text:p>
          </table:table-cell>
          <table:table-cell table:style-name="Tableau5.A1" office:value-type="string">
            <text:p text:style-name="P37">254</text:p>
          </table:table-cell>
        </table:table-row>
        <table:table-row table:style-name="Tableau5.4">
          <table:table-cell table:style-name="Tableau5.A1" office:value-type="string">
            <text:p text:style-name="P32"><text:span text:style-name="T11">Total (hors PAC</text:span><text:change-start text:change-id="ct355733416"/><text:span text:style-name="T11">/CET</text:span><text:change-end text:change-id="ct355733416"/><text:span text:style-name="T11">)</text:span></text:p>
          </table:table-cell>
          <table:table-cell table:style-name="Tableau5.A1" office:value-type="string">
            <text:p text:style-name="P35">124</text:p>
          </table:table-cell>
          <table:table-cell table:style-name="Tableau5.A1" office:value-type="string">
            <text:p text:style-name="P35">0</text:p>
          </table:table-cell>
          <table:table-cell table:style-name="Tableau5.A1" office:value-type="string">
            <text:p text:style-name="P35">38</text:p>
          </table:table-cell>
          <table:table-cell table:style-name="Tableau5.A1" office:value-type="string">
            <text:p text:style-name="P35">17</text:p>
          </table:table-cell>
          <table:table-cell table:style-name="Tableau5.A1" office:value-type="string">
            <text:p text:style-name="P35">27</text:p>
          </table:table-cell>
          <table:table-cell table:style-name="Tableau5.A1" office:value-type="string">
            <text:p text:style-name="P35">49</text:p>
          </table:table-cell>
          <table:table-cell table:style-name="Tableau5.A1" office:value-type="string">
            <text:p text:style-name="P37">254</text:p>
          </table:table-cell>
        </table:table-row>
        <table:table-row table:style-name="Tableau5.2">
          <table:table-cell table:style-name="Tableau5.A1" office:value-type="string">
            <text:p text:style-name="P36">Mix approx</text:p>
          </table:table-cell>
          <table:table-cell table:style-name="Tableau5.A1" office:value-type="string">
            <text:p text:style-name="P37">49%</text:p>
          </table:table-cell>
          <table:table-cell table:style-name="Tableau5.A1" office:value-type="string">
            <text:p text:style-name="P33"/>
          </table:table-cell>
          <table:table-cell table:style-name="Tableau5.A1" office:value-type="string">
            <text:p text:style-name="P37">15%</text:p>
          </table:table-cell>
          <table:table-cell table:style-name="Tableau5.A1" office:value-type="string">
            <text:p text:style-name="P37">7%</text:p>
          </table:table-cell>
          <table:table-cell table:style-name="Tableau5.A1" office:value-type="string">
            <text:p text:style-name="P37">11%</text:p>
          </table:table-cell>
          <table:table-cell table:style-name="Tableau5.A1" office:value-type="string">
            <text:p text:style-name="P37">19%</text:p>
          </table:table-cell>
          <table:table-cell table:style-name="Tableau5.A1" office:value-type="string">
            <text:p text:style-name="P33"/>
          </table:table-cell>
        </table:table-row>
      </table:table>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 svg:font-family="OpenSymbol"/>
    <style:font-face style:name="ArialMT" svg:font-family="ArialMT" style:font-family-generic="swiss"/>
    <style:font-face style:name="Calibri"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fr" fo:country="FR" style:letter-kerning="true" style:font-name-asian="Calibri1" style:font-size-asian="10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fr" fo:country="FR" style:letter-kerning="true" style:font-name-asian="Calibri1" style:font-size-asian="10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Mangal1" style:font-family-complex="Mangal"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1" style:font-family-complex="Mangal" style:font-family-generic-complex="system" style:font-pitch-complex="variable"/>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family-generic-complex="system" style:font-pitch-complex="variable" style:font-size-complex="12pt" style:font-style-complex="italic"/>
    </style:style>
    <style:style style:name="western" style:family="paragraph" style:parent-style-name="Standard" style:default-outline-level="">
      <style:paragraph-properties fo:margin-top="0.494cm" fo:margin-bottom="0.25cm" loext:contextual-spacing="false" fo:line-height="120%" fo:text-align="justify" style:justify-single-word="false"/>
      <style:text-properties fo:color="#000000" style:font-name="Liberation Sans" fo:font-family="'Liberation Sans'" style:font-family-generic="roman" style:font-pitch="variable" fo:font-size="10pt" style:font-name-asian="Times New Roman1" style:font-family-asian="'Times New Roman'" style:font-family-generic-asian="system" style:font-pitch-asian="variable" style:font-size-asian="10pt" style:language-asian="fr" style:country-asian="FR" style:font-name-complex="Times New Roman1" style:font-family-complex="'Times New Roman'" style:font-family-generic-complex="system" style:font-pitch-complex="variable" style:font-size-complex="10pt"/>
    </style:style>
    <style:style style:name="No_20_Spacing" style:display-name="No Spacing" style:family="paragraph" style:default-outline-level="">
      <style:paragraph-properties fo:text-align="start" style:justify-single-word="false" fo:orphans="2" fo:widows="2" style:writing-mode="lr-tb"/>
      <style:text-properties fo:color="#00000a"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gray1" style:family="paragraph" style:parent-style-name="Standard" style:default-outline-level="">
      <style:paragraph-properties fo:margin-top="0cm" fo:margin-bottom="0cm" loext:contextual-spacing="false" style:line-height-at-least="0.353cm"/>
      <style:text-properties fo:color="#ffffff" style:font-name="Mangal" fo:font-family="Mangal" style:font-family-generic="roman" style:font-pitch="variable" fo:font-size="18pt" style:font-name-asian="Microsoft YaHei" style:font-family-asian="'Microsoft YaHei'" style:font-family-generic-asian="system" style:font-pitch-asian="variable" style:font-size-asian="18pt" style:font-name-complex="Mangal1" style:font-family-complex="Mangal" style:font-family-generic-complex="system" style:font-pitch-complex="variable" style:font-size-complex="18pt"/>
    </style:style>
    <style:style style:name="footnote_20_text" style:display-name="footnote text" style:family="paragraph" style:parent-style-name="Standard" style:default-outline-level=""/>
    <style:style style:name="Header" style:family="paragraph" style:parent-style-name="Standard" style:class="extra"/>
    <style:style style:name="Footnote"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exte_20_de_20_bulles_20_Car" style:display-name="Texte de bulles Car" style:family="text" style:parent-style-name="Default_20_Paragraph_20_Font">
      <style:text-properties style:font-name="Segoe UI" fo:font-family="'Segoe UI'" style:font-family-generic="roman" style:font-pitch="variable" fo:font-size="9pt" style:font-size-asian="9pt" style:font-name-complex="Segoe UI1" style:font-family-complex="'Segoe UI'" style:font-family-generic-complex="system" style:font-pitch-complex="variable" style:font-size-complex="9pt"/>
    </style:style>
    <style:style style:name="Note_20_de_20_bas_20_de_20_page_20_Car" style:display-name="Note de bas de page C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Endnote_20_Symbol" style:display-name="End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style:font-name="Liberation Serif" fo:font-size="11pt" style:font-size-asian="11pt" style:font-size-complex="11pt"/>
    </style:style>
    <style:style style:name="MP2" style:family="paragraph" style:parent-style-name="Footer">
      <style:paragraph-properties fo:text-align="center" style:justify-single-word="false"/>
    </style:style>
    <style:style style:name="MT1" style:family="text">
      <style:text-properties officeooo:rsid="000edeee"/>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cm" fo:margin-left="0cm" fo:margin-right="0cm" fo:margin-bottom="0.499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tracked-changes>
          <text:changed-region xml:id="ct245796456" text:id="ct245796456">
            <text:deletion>
              <office:change-info>
                <dc:creator>Auteur inconnu</dc:creator>
                <dc:date>2018-01-16T18:19:00</dc:date>
              </office:change-info>
              <text:p text:style-name="MP1">2</text:p>
            </text:deletion>
          </text:changed-region>
        </text:tracked-changes>
        <text:p text:style-name="MP1">MTES/DGEC/SCEE/DLCES <text:s text:c="98"/><text:change text:change-id="ct245796456"/><text:span text:style-name="MT1">02/02</text:span>/2018</text:p>
      </style:header>
      <style:footer>
        <text:p text:style-name="MP2"><text:page-number text:select-page="current">8</text:page-number></text:p>
      </style:footer>
    </style:master-page>
    <style:master-page style:name="Converted1" style:page-layout-name="Mpm2">
      <style:header>
        <text:p text:style-name="Header"/>
      </style:header>
    </style:master-page>
    <style:master-page style:name="Converted2" style:page-layout-name="Mpm2">
      <style:header>
        <text:p text:style-name="Header"/>
      </style:header>
    </style:master-page>
    <style:master-page style:name="Converted3" style:page-layout-name="Mpm2">
      <style:header>
        <text:p text:style-name="Header"/>
      </style:header>
    </style:master-page>
    <style:master-page style:name="Converted4" style:page-layout-name="Mpm2">
      <style:header>
        <text:p text:style-name="Header"/>
      </style:header>
    </style:master-page>
    <style:master-page style:name="Converted5" style:page-layout-name="Mpm2">
      <style:header>
        <text:p text:style-name="Header"/>
      </style:header>
    </style:master-page>
    <style:master-page style:name="Converted6" style:page-layout-name="Mpm2">
      <style:header>
        <text:p text:style-name="Header"/>
      </style:header>
    </style:master-page>
    <style:master-page style:name="Converted7" style:page-layout-name="Mpm2">
      <style:header>
        <text:p text:style-name="Header"/>
      </style:head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14:35:00</meta:creation-date>
    <meta:initial-creator>DOUDNIKOFF Marjorie</meta:initial-creator>
    <dc:language>fr-FR</dc:language>
    <meta:print-date>2018-01-19T11:49:43.46</meta:print-date>
    <dc:date>2018-02-02T15:12:45.282000000</dc:date>
    <meta:editing-cycles>353</meta:editing-cycles>
    <meta:editing-duration>P1DT18H19M6S</meta:editing-duration>
    <meta:generator>LibreOffice/5.0.6.3.0$Windows_x86 LibreOffice_project/fe46e5b82646505d0acf84e14cef05527e401d3b</meta:generator>
    <meta:document-statistic meta:table-count="4" meta:image-count="0" meta:object-count="0" meta:page-count="8" meta:paragraph-count="220" meta:word-count="2843" meta:character-count="17858" meta:non-whitespace-character-count="15126"/>
    <meta:user-defined meta:name="AppVersion">15.0000</meta:user-defined>
    <meta:user-defined meta:name="Company">DGEC</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